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3" svg:font-family="'Liberation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29cm" fo:min-width="0.0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29cm" fo:min-width="0.0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909cm" fo:min-width="3.564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64cm" fo:min-width="0.898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64cm" fo:min-width="1.024cm"/>
      <style:paragraph-properties style:writing-mode="lr-tb"/>
    </style:style>
    <style:style style:name="gr6" style:family="graphic" style:parent-style-name="standard">
      <style:graphic-properties svg:stroke-color="#000000" draw:marker-start="" draw:marker-end="Arrow" draw:fill-color="#ffffff" draw:textarea-vertical-align="middle"/>
    </style:style>
    <style:style style:name="gr7" style:family="graphic" style:parent-style-name="standard">
      <style:graphic-properties svg:stroke-color="#000000" draw:fill-color="#ffffff" draw:textarea-vertical-align="middle"/>
    </style:style>
    <style:style style:name="gr8" style:family="graphic" style:parent-style-name="standard">
      <style:graphic-properties svg:stroke-color="#000000" draw:marker-start="Arrow" draw:fill-color="#ffffff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966cm"/>
      <style:paragraph-properties style:writing-mode="lr-tb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12" style:family="graphic" style:parent-style-name="standard">
      <style:graphic-properties svg:stroke-color="#000000" draw:marker-start="Arrow" draw:fill-color="#000000" draw:textarea-vertical-align="middl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436cm" fo:min-width="2.675cm"/>
      <style:paragraph-properties style:writing-mode="lr-tb"/>
    </style:style>
    <style:style style:name="gr14" style:family="graphic" style:parent-style-name="objectwithoutfill">
      <style:graphic-properties svg:stroke-color="#000000" draw:marker-start="" draw:marker-end="Arrow" draw:marker-end-width="0.203cm" draw:fill="none" draw:textarea-vertical-align="middl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2.163cm" fo:min-width="3.929cm"/>
      <style:paragraph-properties style:writing-mode="lr-tb"/>
    </style:style>
    <style:style style:name="gr16" style:family="graphic" style:parent-style-name="standard">
      <style:graphic-properties svg:stroke-color="#000000" draw:marker-start="" draw:marker-end="Arrow" draw:textarea-vertical-align="middle"/>
    </style:style>
    <style:style style:name="gr17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0.828cm" fo:min-width="0.578cm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828cm" fo:min-width="0.578cm"/>
      <style:paragraph-properties style:writing-mode="lr-tb"/>
    </style:style>
    <style:style style:name="gr19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20" style:family="graphic" style:parent-style-name="objectwithoutfill">
      <style:graphic-properties svg:stroke-color="#000000" draw:marker-start="" draw:marker-end="Arrow" draw:marker-end-width="0.3cm" draw:fill="none" draw:opacity="0%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28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1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304cm"/>
      <style:paragraph-properties style:writing-mode="lr-tb"/>
    </style:style>
    <style:style style:name="gr24" style:family="graphic" style:parent-style-name="standard">
      <style:graphic-properties svg:stroke-color="#000000" draw:opacity="100%" draw:textarea-horizontal-align="justify" draw:textarea-vertical-align="middle" draw:auto-grow-height="false" fo:min-height="1.008cm" fo:min-width="0.75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1.067cm"/>
      <style:paragraph-properties style:writing-mode="lr-tb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draw:opacity="100%" draw:textarea-vertical-align="middle" draw:auto-grow-height="false" fo:min-height="1.008cm" fo:min-width="0.75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1.042cm"/>
      <style:paragraph-properties style:writing-mode="lr-tb"/>
    </style:style>
    <style:style style:name="gr29" style:family="graphic" style:parent-style-name="standard">
      <style:graphic-properties svg:stroke-color="#000000" draw:fill-color="#c9211e" draw:opacity="100%" draw:textarea-horizontal-align="justify" draw:textarea-vertical-align="middle" draw:auto-grow-height="false" fo:min-height="1.008cm" fo:min-width="0.758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1.008cm" fo:min-width="0.758cm"/>
      <style:paragraph-properties style:writing-mode="lr-tb"/>
    </style:style>
    <style:style style:name="gr31" style:family="graphic" style:parent-style-name="standard">
      <style:graphic-properties svg:stroke-color="#000000" draw:fill-color="#c9211e" draw:textarea-horizontal-align="justify" draw:textarea-vertical-align="middle" draw:auto-grow-height="false" fo:min-height="1.008cm" fo:min-width="0.75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opacity="100%" fo:min-height="1.042cm"/>
      <style:paragraph-properties style:writing-mode="lr-tb"/>
    </style:style>
    <style:style style:name="gr3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79cm" fo:min-width="0.129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1.655cm" fo:min-width="4.961cm"/>
      <style:paragraph-properties style:writing-mode="lr-tb"/>
    </style:style>
    <style:style style:name="gr35" style:family="graphic" style:parent-style-name="standard">
      <style:graphic-properties svg:stroke-color="#000000" draw:fill="none" draw:textarea-horizontal-align="justify" draw:textarea-vertical-align="middle" draw:auto-grow-height="false" fo:min-height="1.528cm" fo:min-width="4.961cm"/>
      <style:paragraph-properties style:writing-mode="lr-tb"/>
    </style:style>
    <style:style style:name="gr36" style:family="graphic" style:parent-style-name="objectwithoutfill">
      <style:graphic-properties svg:stroke-color="#000000" draw:marker-start="" draw:marker-end="Arrow" draw:marker-end-width="0.3cm" draw:fill="none" draw:textarea-vertical-align="middle"/>
    </style:style>
    <style:style style:name="gr37" style:family="graphic" style:parent-style-name="standard">
      <style:graphic-properties svg:stroke-color="#000000" draw:fill="none" draw:textarea-horizontal-align="justify" draw:textarea-vertical-align="middle" draw:auto-grow-height="false" fo:min-height="0.894cm" fo:min-width="1.343cm"/>
      <style:paragraph-properties style:writing-mode="lr-tb"/>
    </style:style>
    <style:style style:name="gr38" style:family="graphic" style:parent-style-name="objectwithoutfill">
      <style:graphic-properties svg:stroke-color="#000000" draw:marker-start="" draw:marker-end="Arrow" draw:marker-end-width="0.3cm" draw:fill="none" draw:textarea-vertical-align="middle"/>
      <style:paragraph-properties style:writing-mode="lr-tb"/>
    </style:style>
    <style:style style:name="gr39" style:family="graphic" style:parent-style-name="standard">
      <style:graphic-properties svg:stroke-color="#000000" draw:fill="none" draw:textarea-horizontal-align="justify" draw:textarea-vertical-align="middle" draw:auto-grow-height="false" fo:min-height="0.379cm" fo:min-width="0.129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0.894cm" fo:min-width="1.469cm"/>
      <style:paragraph-properties style:writing-mode="lr-tb"/>
    </style:style>
    <style:style style:name="gr41" style:family="graphic" style:parent-style-name="standard">
      <style:graphic-properties draw:stroke="solid" svg:stroke-color="#000000" draw:fill="none" draw:fill-color="#ffffff" fo:min-height="0.516cm"/>
      <style:paragraph-properties style:writing-mode="lr-tb"/>
    </style:style>
    <style:style style:name="gr4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99cm" fo:min-width="0cm"/>
    </style:style>
    <style:style style:name="gr43" style:family="graphic" style:parent-style-name="standard">
      <style:graphic-properties svg:stroke-color="#000000" draw:marker-start="" draw:fill="none" draw:textarea-horizontal-align="justify" draw:textarea-vertical-align="middle" draw:auto-grow-height="false" fo:min-height="0.814cm" fo:min-width="0.989cm"/>
    </style:style>
    <style:style style:name="gr44" style:family="graphic" style:parent-style-name="standard">
      <style:graphic-properties svg:stroke-color="#000000" draw:marker-start="" draw:fill="none" draw:textarea-horizontal-align="justify" draw:textarea-vertical-align="middle" draw:auto-grow-height="false" fo:min-height="1.452cm" fo:min-width="0cm"/>
    </style:style>
    <style:style style:name="gr45" style:family="graphic" style:parent-style-name="standard">
      <style:graphic-properties svg:stroke-color="#000000" draw:marker-start="" draw:fill="none" draw:textarea-horizontal-align="justify" draw:textarea-vertical-align="middle" draw:auto-grow-height="false" fo:min-height="0.814cm" fo:min-width="0.99cm"/>
    </style:style>
    <style:style style:name="gr46" style:family="graphic" style:parent-style-name="standard">
      <style:graphic-properties draw:stroke="none" svg:stroke-color="#000000" draw:fill="none" draw:fill-color="#ffffff" fo:min-height="1.27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fo:min-height="0.64cm"/>
      <style:paragraph-properties style:writing-mode="lr-tb"/>
    </style:style>
    <style:style style:name="gr49" style:family="graphic" style:parent-style-name="objectwithoutfill">
      <style:graphic-properties svg:stroke-color="#c9211e" draw:marker-start="" draw:marker-end="Arrow" draw:marker-end-width="0.3cm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fo:min-height="1.132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fo:min-height="4.303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fo:min-height="1.913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fo:min-height="2.39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55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1.786cm"/>
    </style:style>
    <style:style style:name="gr56" style:family="graphic" style:parent-style-name="standard">
      <style:graphic-properties svg:stroke-color="#000000" draw:fill="none" draw:textarea-horizontal-align="justify" draw:textarea-vertical-align="middle" draw:auto-grow-height="false" fo:min-height="2.798cm" fo:min-width="0cm"/>
    </style:style>
    <style:style style:name="gr57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1.147cm" fo:min-width="1.786cm"/>
    </style:style>
    <style:style style:name="gr58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.147cm" fo:min-width="1.786cm"/>
    </style:style>
    <style:style style:name="gr59" style:family="graphic" style:parent-style-name="objectwithoutfill">
      <style:graphic-properties draw:stroke="dash" draw:stroke-dash="Fine_20_Dashed" svg:stroke-color="#000000" draw:marker-start="" draw:marker-end="Arrow" draw:marker-end-width="0.3cm" draw:fill="none" draw:textarea-vertical-align="middle"/>
    </style:style>
    <style:style style:name="gr60" style:family="graphic" style:parent-style-name="standard">
      <style:graphic-properties draw:stroke="none" svg:stroke-color="#000000" draw:fill="none" draw:fill-color="#ffffff" fo:min-height="1.43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P1" style:family="paragraph">
      <loext:graphic-properties draw:fill-color="#000000"/>
      <style:paragraph-properties fo:text-align="center"/>
      <style:text-properties style:font-name="Courier New1" fo:font-size="12pt"/>
    </style:style>
    <style:style style:name="P2" style:family="paragraph">
      <loext:graphic-properties draw:fill-color="#ffffff"/>
      <style:paragraph-properties fo:text-align="center"/>
      <style:text-properties style:font-name="Courier New1" fo:font-size="12pt"/>
    </style:style>
    <style:style style:name="P3" style:family="paragraph">
      <style:paragraph-properties fo:text-align="center" style:writing-mode="lr-tb"/>
      <style:text-properties style:font-name="Courier New1" fo:font-size="12pt"/>
    </style:style>
    <style:style style:name="P4" style:family="paragraph">
      <loext:graphic-properties draw:fill-color="#ffffff"/>
      <style:paragraph-properties fo:text-align="center" style:writing-mode="lr-tb"/>
      <style:text-properties style:font-name="Courier New1" fo:font-size="12pt"/>
    </style:style>
    <style:style style:name="P5" style:family="paragraph">
      <loext:graphic-properties draw:fill="none" draw:fill-color="#ffffff"/>
      <style:paragraph-properties style:writing-mode="lr-tb"/>
      <style:text-properties style:font-name="Courier New1" fo:font-size="12pt" fo:font-weight="bold" style:font-weight-asian="bold" style:font-weight-complex="bold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style:font-name="Courier New1" fo:font-size="12pt" fo:font-weight="bold"/>
    </style:style>
    <style:style style:name="P10" style:family="paragraph">
      <loext:graphic-properties draw:fill-color="#ffffff" draw:opacity="100%"/>
      <style:paragraph-properties fo:text-align="center" style:writing-mode="lr-tb"/>
      <style:text-properties style:font-name="Courier New1" fo:font-size="12pt" fo:font-weight="bold"/>
    </style:style>
    <style:style style:name="P11" style:family="paragraph">
      <loext:graphic-properties draw:fill-color="#ffffff"/>
      <style:paragraph-properties fo:text-align="center" style:writing-mode="lr-tb"/>
      <style:text-properties style:font-name="Courier New1" fo:font-size="12pt" fo:font-weight="bold"/>
    </style:style>
    <style:style style:name="P12" style:family="paragraph">
      <loext:graphic-properties draw:fill="none"/>
      <style:paragraph-properties fo:text-align="center"/>
      <style:text-properties style:font-name="Courier New1" fo:font-size="12pt" fo:font-weight="bold"/>
    </style:style>
    <style:style style:name="P13" style:family="paragraph">
      <loext:graphic-properties draw:fill="none" draw:opacity="0%"/>
      <style:paragraph-properties fo:text-align="center"/>
      <style:text-properties style:font-name="Courier New1" fo:font-size="12pt" fo:font-weight="bold"/>
    </style:style>
    <style:style style:name="P14" style:family="paragraph">
      <loext:graphic-properties draw:fill="none" draw:fill-color="#ffffff"/>
      <style:paragraph-properties style:writing-mode="lr-tb"/>
      <style:text-properties style:font-name="Courier New1" fo:font-size="12pt" fo:font-weight="bold"/>
    </style:style>
    <style:style style:name="P15" style:family="paragraph">
      <loext:graphic-properties draw:fill="none"/>
      <style:paragraph-properties fo:text-align="center"/>
      <style:text-properties fo:font-size="12pt"/>
    </style:style>
    <style:style style:name="P16" style:family="paragraph">
      <loext:graphic-properties draw:fill="none" draw:fill-color="#ffffff"/>
      <style:paragraph-properties style:writing-mode="lr-tb"/>
      <style:text-properties style:font-name="Courier New1" fo:font-size="12pt"/>
    </style:style>
    <style:style style:name="P17" style:family="paragraph">
      <style:paragraph-properties fo:text-align="center" style:writing-mode="lr-tb"/>
      <style:text-properties style:font-name="Courier New1" fo:font-size="12pt" fo:background-color="transparent"/>
    </style:style>
    <style:style style:name="P18" style:family="paragraph">
      <loext:graphic-properties draw:opacity="100%"/>
      <style:paragraph-properties fo:text-align="center" style:writing-mode="lr-tb"/>
      <style:text-properties style:font-name="Courier New1" fo:font-size="12pt" fo:background-color="transparent"/>
    </style:style>
    <style:style style:name="P19" style:family="paragraph">
      <loext:graphic-properties draw:fill="none"/>
      <style:paragraph-properties fo:text-align="center"/>
      <style:text-properties style:font-name="Courier New1" fo:font-size="12pt"/>
    </style:style>
    <style:style style:name="P20" style:family="paragraph">
      <style:paragraph-properties fo:text-align="center" style:writing-mode="lr-tb"/>
      <style:text-properties fo:background-color="transparent"/>
    </style:style>
    <style:style style:name="P21" style:family="paragraph">
      <loext:graphic-properties draw:opacity="100%"/>
      <style:paragraph-properties fo:text-align="center" style:writing-mode="lr-tb"/>
      <style:text-properties fo:background-color="transparent"/>
    </style:style>
    <style:style style:name="P22" style:family="paragraph">
      <loext:graphic-properties draw:fill-color="#c9211e" draw:opacity="100%"/>
      <style:paragraph-properties fo:text-align="center" style:writing-mode="lr-tb"/>
      <style:text-properties style:font-name="Courier New1" fo:font-size="12pt" fo:background-color="transparent"/>
    </style:style>
    <style:style style:name="P23" style:family="paragraph">
      <loext:graphic-properties draw:fill-color="#c9211e"/>
      <style:paragraph-properties fo:text-align="center" style:writing-mode="lr-tb"/>
      <style:text-properties style:font-name="Courier New1" fo:font-size="12pt"/>
    </style:style>
    <style:style style:name="P24" style:family="paragraph">
      <loext:graphic-properties draw:fill="none" draw:fill-color="#ffffff" draw:opacity="100%"/>
      <style:paragraph-properties style:writing-mode="lr-tb"/>
      <style:text-properties style:font-name="Courier New1" fo:font-size="12pt" fo:background-color="transparent"/>
    </style:style>
    <style:style style:name="P25" style:family="paragraph">
      <loext:graphic-properties draw:fill="solid" draw:fill-color="#000000"/>
      <style:paragraph-properties fo:text-align="center"/>
      <style:text-properties style:font-name="Courier New1" fo:font-size="12pt" fo:font-weight="normal"/>
    </style:style>
    <style:style style:name="P26" style:family="paragraph">
      <style:paragraph-properties fo:text-align="center" style:writing-mode="lr-tb"/>
      <style:text-properties style:font-name="Courier New1" fo:font-size="12pt" fo:font-weight="normal" style:font-size-asian="12pt" style:font-size-complex="12pt"/>
    </style:style>
    <style:style style:name="P27" style:family="paragraph">
      <loext:graphic-properties draw:fill="none"/>
      <style:paragraph-properties fo:text-align="center" style:writing-mode="lr-tb"/>
      <style:text-properties style:font-name="Courier New1" fo:font-size="12pt" fo:font-weight="normal" style:font-size-asian="12pt" style:font-size-complex="12pt"/>
    </style:style>
    <style:style style:name="P28" style:family="paragraph">
      <style:paragraph-properties fo:text-align="center" style:writing-mode="lr-tb"/>
      <style:text-properties style:font-name="Courier New1" fo:font-size="12pt" fo:font-weight="normal"/>
    </style:style>
    <style:style style:name="P29" style:family="paragraph">
      <loext:graphic-properties draw:fill="none"/>
      <style:paragraph-properties fo:text-align="center" style:writing-mode="lr-tb"/>
      <style:text-properties style:font-name="Courier New1" fo:font-size="12pt" fo:font-weight="normal"/>
    </style:style>
    <style:style style:name="P30" style:family="paragraph">
      <loext:graphic-properties draw:fill="none"/>
      <style:paragraph-properties fo:text-align="center"/>
      <style:text-properties style:font-name="Courier New1" fo:font-size="12pt" fo:font-weight="normal"/>
    </style:style>
    <style:style style:name="P31" style:family="paragraph">
      <loext:graphic-properties draw:fill="none"/>
      <style:paragraph-properties fo:text-align="center" style:writing-mode="lr-tb"/>
      <style:text-properties style:font-name="Courier New1" fo:font-size="12pt" fo:font-weight="bold" style:font-weight-asian="bold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style:font-name="Courier New1" fo:font-size="12pt" fo:font-weight="bold" style:font-size-asian="12pt" style:font-weight-asian="bold" style:font-size-complex="12pt" style:font-weight-complex="bold"/>
    </style:style>
    <style:style style:name="P33" style:family="paragraph">
      <loext:graphic-properties draw:fill="none"/>
      <style:paragraph-properties fo:text-align="center"/>
      <style:text-properties style:font-name="Courier New1" fo:font-size="16pt" fo:font-weight="bold"/>
    </style:style>
    <style:style style:name="P34" style:family="paragraph">
      <loext:graphic-properties draw:fill="none"/>
      <style:paragraph-properties fo:text-align="center" style:writing-mode="lr-tb"/>
      <style:text-properties fo:color="#c9211e" style:font-name="Courier New1" fo:font-size="16pt" fo:font-weight="bold" style:font-weight-asian="bold" style:font-weight-complex="bold"/>
    </style:style>
    <style:style style:name="P35" style:family="paragraph">
      <loext:graphic-properties draw:fill="none" draw:fill-color="#ffffff"/>
      <style:paragraph-properties style:writing-mode="lr-tb"/>
      <style:text-properties style:font-name="Courier New1" fo:font-size="16pt" fo:font-weight="bold"/>
    </style:style>
    <style:style style:name="P36" style:family="paragraph">
      <loext:graphic-properties draw:fill="none"/>
      <style:paragraph-properties fo:text-align="center" style:writing-mode="lr-tb"/>
      <style:text-properties fo:color="#c9211e" style:font-name="Courier New1" fo:font-size="16pt" fo:font-weight="bold"/>
    </style:style>
    <style:style style:name="P37" style:family="paragraph">
      <loext:graphic-properties draw:fill="none" draw:fill-color="#ffffff"/>
      <style:paragraph-properties style:writing-mode="lr-tb"/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P38" style:family="paragraph">
      <loext:graphic-properties draw:fill="none" draw:fill-color="#ffffff"/>
      <style:paragraph-properties style:writing-mode="lr-tb"/>
      <style:text-properties style:font-name="Courier New1" fo:font-size="12pt" fo:font-weight="bold" style:font-size-asian="12pt" style:font-size-complex="12pt"/>
    </style:style>
    <style:style style:name="P39" style:family="paragraph">
      <loext:graphic-properties draw:fill="none" draw:fill-color="#ffffff"/>
      <style:paragraph-properties style:writing-mode="lr-tb"/>
      <style:text-properties style:font-name="Courier New1" fo:font-weight="bold" style:font-weight-asian="bold" style:font-weight-complex="bold"/>
    </style:style>
    <style:style style:name="T1" style:family="text">
      <style:text-properties style:font-name="Courier New1" fo:font-size="12pt"/>
    </style:style>
    <style:style style:name="T2" style:family="text">
      <style:text-properties style:font-name="Courier New1" fo:font-size="12pt" fo:font-weight="bold" style:font-weight-asian="bold" style:font-weight-complex="bold"/>
    </style:style>
    <style:style style:name="T3" style:family="text">
      <style:text-properties style:font-name="Courier New1" fo:font-size="12pt" fo:font-weight="bold"/>
    </style:style>
    <style:style style:name="T4" style:family="text">
      <style:text-properties style:font-name="Courier New1" fo:font-size="12pt" fo:font-weight="bold" style:font-name-asian="Liberation Sans3" style:font-name-complex="Liberation Sans3"/>
    </style:style>
    <style:style style:name="T5" style:family="text">
      <style:text-properties style:font-name="Courier New1" fo:font-size="12pt" fo:background-color="transparent"/>
    </style:style>
    <style:style style:name="T6" style:family="text">
      <style:text-properties style:font-name="Courier New1" fo:font-size="12pt" fo:font-weight="normal" style:font-size-asian="12pt" style:font-size-complex="12pt"/>
    </style:style>
    <style:style style:name="T7" style:family="text">
      <style:text-properties style:text-position="-33% 58%" style:font-name="Courier New1" fo:font-size="12pt" fo:font-weight="normal" style:font-size-asian="12pt" style:font-size-complex="12pt"/>
    </style:style>
    <style:style style:name="T8" style:family="text">
      <style:text-properties style:text-position="0% 100%" style:font-name="Courier New1" fo:font-size="12pt" fo:font-weight="normal" style:font-size-asian="12pt" style:font-size-complex="12pt"/>
    </style:style>
    <style:style style:name="T9" style:family="text">
      <style:text-properties style:font-name="Courier New1" fo:font-size="12pt" fo:font-weight="normal"/>
    </style:style>
    <style:style style:name="T10" style:family="text">
      <style:text-properties style:text-position="-33% 58%" style:font-name="Courier New1" fo:font-size="12pt" fo:font-weight="normal"/>
    </style:style>
    <style:style style:name="T11" style:family="text">
      <style:text-properties style:text-position="0% 100%" style:font-name="Courier New1" fo:font-size="12pt" fo:font-weight="normal"/>
    </style:style>
    <style:style style:name="T12" style:family="text">
      <style:text-properties style:font-name="Courier New1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c9211e" style:font-name="Courier New1" fo:font-size="16pt" fo:font-weight="bold" style:font-weight-asian="bold" style:font-weight-complex="bold"/>
    </style:style>
    <style:style style:name="T14" style:family="text">
      <style:text-properties style:font-name="Courier New1" fo:font-size="16pt" fo:font-weight="bold"/>
    </style:style>
    <style:style style:name="T15" style:family="text">
      <style:text-properties fo:color="#c9211e" style:font-name="Courier New1" fo:font-size="16pt" fo:font-weight="bold"/>
    </style:style>
    <style:style style:name="T16" style:family="text"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Courier New1" fo:font-size="12pt" fo:font-weight="bold" style:font-size-asian="12pt" style:font-size-complex="12pt"/>
    </style:style>
    <style:style style:name="T18" style:family="text">
      <style:text-properties style:font-name="Courier New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0.762cm" svg:height="0.762cm" svg:x="10.398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19.034cm" svg:y="8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4.064cm" svg:height="2.159cm" svg:x="8.747cm" svg:y="5.191cm">
          <text:p text:style-name="P3"><text:span text:style-name="T1">Tester</text:span></text:p>
          <text:p text:style-name="P3"><text:span text:style-name="T1">Si la pile est</text:span></text:p>
          <text:p text:style-name="P3"><text:span text:style-name="T1">vid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2.794cm" svg:height="1.778cm" svg:x="9.382cm" svg:y="8.239cm">
          <text:p text:style-name="P3"><text:span text:style-name="T1">Pile vid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5" draw:id="id5" draw:layer="layout" svg:width="4.064cm" svg:height="2.159cm" svg:x="4.683cm" svg:y="11.922cm">
          <text:p text:style-name="P3"><text:span text:style-name="T1">Tester</text:span></text:p>
          <text:p text:style-name="P3"><text:span text:style-name="T1">Sous catégorie</text:span></text:p>
          <text:p text:style-name="P3"><text:span text:style-name="T1">Au sommet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3.048cm" svg:height="1.778cm" svg:x="5.191cm" svg:y="16.875cm">
          <text:p text:style-name="P3"><text:span text:style-name="T1">A et B o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5.191cm" svg:y1="17.764cm" svg:x2="3.23cm" svg:y2="7.731cm" draw:start-shape="id1" draw:start-glue-point="5" draw:end-shape="id2" draw:end-glue-point="2" svg:d="M5191 17764h-1961v-10033" svg:viewBox="0 0 1962 10034">
          <text:p/>
        </draw:connector>
        <draw:connector draw:style-name="gr7" draw:text-style-name="P2" draw:layer="layout" svg:x1="10.779cm" svg:y1="8.239cm" svg:x2="10.779cm" svg:y2="7.35cm" draw:start-shape="id3" draw:start-glue-point="4" draw:end-shape="id4" draw:end-glue-point="2" svg:d="M10779 8239v-889" svg:viewBox="0 0 1 890">
          <text:p/>
        </draw:connector>
        <draw:connector draw:style-name="gr8" draw:text-style-name="P2" draw:layer="layout" svg:x1="6.715cm" svg:y1="16.875cm" svg:x2="6.715cm" svg:y2="14.081cm" draw:start-shape="id1" draw:start-glue-point="4" draw:end-shape="id5" draw:end-glue-point="2" svg:d="M6715 16875v-2794" svg:viewBox="0 0 1 2795">
          <text:p/>
        </draw:connector>
        <draw:connector draw:style-name="gr6" draw:text-style-name="P2" draw:layer="layout" svg:x1="10.779cm" svg:y1="4.175cm" svg:x2="10.779cm" svg:y2="5.191cm" draw:start-shape="id6" draw:start-glue-point="8" draw:end-shape="id4" svg:d="M10779 4175v1016" svg:viewBox="0 0 1 1017">
          <text:p/>
        </draw:connector>
        <draw:frame draw:style-name="gr9" draw:text-style-name="P5" draw:layer="layout" svg:width="1.778cm" svg:height="1.673cm" svg:x="3.286cm" svg:y="17.002cm">
          <draw:text-box>
            <text:p><text:span text:style-name="T2">[non]</text:span></text:p>
          </draw:text-box>
        </draw:frame>
        <draw:frame draw:style-name="gr10" draw:text-style-name="P5" draw:layer="layout" svg:width="1.802cm" svg:height="1.216cm" svg:x="8.85cm" svg:y="17.088cm">
          <draw:text-box>
            <text:p><text:span text:style-name="T2">[oui]</text:span></text:p>
          </draw:text-box>
        </draw:frame>
        <draw:custom-shape draw:style-name="gr3" draw:text-style-name="P4" xml:id="id7" draw:id="id7" draw:layer="layout" svg:width="4.064cm" svg:height="2.159cm" svg:x="11.795cm" svg:y="13.573cm">
          <text:p text:style-name="P3"><text:span text:style-name="T1">dépiler</text:span></text:p>
          <text:p text:style-name="P3"><text:span text:style-name="T1">Sous catégorie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3.827cm" svg:y1="13.573cm" svg:x2="12.811cm" svg:y2="6.27cm" draw:start-shape="id7" draw:start-glue-point="0" draw:end-shape="id4" draw:end-glue-point="1" svg:d="M13827 13573v-7303h-1016" svg:viewBox="0 0 1017 7304">
          <text:p/>
        </draw:connector>
        <draw:frame draw:style-name="gr9" draw:text-style-name="P5" draw:layer="layout" svg:width="1.905cm" svg:height="1.673cm" svg:x="7.223cm" svg:y="8.366cm">
          <draw:text-box>
            <text:p><text:span text:style-name="T2">[non]</text:span></text:p>
          </draw:text-box>
        </draw:frame>
        <draw:frame draw:style-name="gr10" draw:text-style-name="P5" draw:layer="layout" svg:width="1.778cm" svg:height="1.216cm" svg:x="12.049cm" svg:y="8.293cm">
          <draw:text-box>
            <text:p><text:span text:style-name="T2">[oui]</text:span></text:p>
          </draw:text-box>
        </draw:frame>
        <draw:custom-shape draw:style-name="gr11" draw:text-style-name="P1" draw:layer="layout" svg:width="0.508cm" svg:height="0.508cm" svg:x="19.161cm" svg:y="9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6" draw:layer="layout" svg:x1="13.827cm" svg:y1="15.732cm" svg:x2="8.239cm" svg:y2="17.764cm" draw:start-shape="id7" draw:start-glue-point="2" draw:end-shape="id1" draw:end-glue-point="7" svg:d="M13827 15732v2032h-5588" svg:viewBox="0 0 5589 2033">
          <text:p/>
        </draw:connector>
        <draw:custom-shape draw:style-name="gr13" draw:text-style-name="P4" draw:layer="layout" svg:width="3.175cm" svg:height="1.686cm" svg:x="14.589cm" svg:y="8.331cm">
          <text:p text:style-name="P3"><text:span text:style-name="T1">Afficher que</text:span></text:p>
          <text:p text:style-name="P3"><text:span text:style-name="T1">Tout est 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7" draw:layer="layout" svg:x1="12.176cm" svg:y1="9.128cm" svg:x2="14.589cm" svg:y2="9.128cm">
          <text:p/>
        </draw:line>
        <draw:custom-shape draw:style-name="gr15" draw:text-style-name="P4" xml:id="id2" draw:id="id2" draw:layer="layout" svg:width="4.429cm" svg:height="2.413cm" svg:x="1.016cm" svg:y="5.318cm">
          <text:p text:style-name="P3"><text:span text:style-name="T1">Demander à </text:span></text:p>
          <text:p text:style-name="P3"><text:span text:style-name="T1">l’opérateur</text:span></text:p>
          <text:p text:style-name="P3"><text:span text:style-name="T1">De mettre à jour</text:span></text:p>
          <text:p text:style-name="P3"><text:span text:style-name="T1">La sous-catégorie.</text:span>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17.764cm" svg:y1="9.255cm" svg:x2="19.161cm" svg:y2="9.255cm">
          <text:p/>
        </draw:line>
        <draw:connector draw:style-name="gr16" draw:text-style-name="P8" xml:id="id8" draw:id="id8" draw:layer="layout" svg:x1="3.23cm" svg:y1="5.318cm" svg:x2="6.715cm" svg:y2="9.128cm" draw:start-shape="id2" draw:start-glue-point="0" svg:d="M3230 5318v-502h3485v4312" svg:viewBox="0 0 3486 4313">
          <text:p/>
        </draw:connector>
        <draw:connector draw:style-name="gr16" draw:text-style-name="P8" draw:layer="layout" svg:x1="9.382cm" svg:y1="9.128cm" svg:x2="6.715cm" svg:y2="9.128cm" draw:start-shape="id3" draw:start-glue-point="5" draw:end-shape="id8" draw:end-glue-point="3" svg:d="M9382 9128h-2667" svg:viewBox="0 0 2668 1">
          <text:p/>
        </draw:connector>
        <draw:connector draw:style-name="gr16" draw:text-style-name="P8" draw:layer="layout" svg:x1="6.715cm" svg:y1="9.128cm" svg:x2="6.715cm" svg:y2="11.922cm" draw:start-shape="id8" draw:start-glue-point="3" draw:end-shape="id5" draw:end-glue-point="0" svg:d="M6715 9128v2794" svg:viewBox="0 0 1 2795">
          <text:p/>
        </draw:connector>
      </draw:page>
      <draw:page draw:name="page2" draw:style-name="dp1" draw:master-page-name="Default">
        <draw:custom-shape draw:style-name="gr17" draw:text-style-name="P10" xml:id="id9" draw:id="id9" draw:layer="layout" svg:width="1.524cm" svg:height="1.524cm" svg:x="8.874cm" svg:y="4.556cm">
          <text:p text:style-name="P9"><text:span text:style-name="T3">p=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xml:id="id10" draw:id="id10" draw:layer="layout" svg:width="1.524cm" svg:height="1.524cm" svg:x="6.334cm" svg:y="6.842cm">
          <text:p text:style-name="P9"><text:span text:style-name="T3">p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14" draw:id="id14" draw:layer="layout" svg:width="1.524cm" svg:height="1.524cm" svg:x="13.192cm" svg:y="9.128cm">
          <text:p text:style-name="P9"><text:span text:style-name="T3">p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13" draw:id="id13" draw:layer="layout" svg:width="1.524cm" svg:height="1.524cm" svg:x="11.16cm" svg:y="6.842cm">
          <text:p text:style-name="P9"><text:span text:style-name="T3">p=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15" draw:id="id15" draw:layer="layout" svg:width="1.524cm" svg:height="1.524cm" svg:x="15.224cm" svg:y="11.287cm">
          <text:p text:style-name="P9"><text:span text:style-name="T3">p=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12" draw:id="id12" draw:layer="layout" svg:width="1.524cm" svg:height="1.524cm" svg:x="8.112cm" svg:y="8.874cm">
          <text:p text:style-name="P9"><text:span text:style-name="T3">p=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11" draw:id="id11" draw:layer="layout" svg:width="1.524cm" svg:height="1.524cm" svg:x="4.429cm" svg:y="8.747cm">
          <text:p text:style-name="P9"><text:span text:style-name="T3">p=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2" draw:layer="layout" draw:type="line" svg:x1="9.097cm" svg:y1="5.857cm" svg:x2="7.635cm" svg:y2="7.065cm" draw:start-shape="id9" draw:start-glue-point="7" draw:end-shape="id10" draw:end-glue-point="11" svg:d="M9097 5857l-1462 1208" svg:viewBox="0 0 1463 1209">
          <text:p/>
        </draw:connector>
        <draw:connector draw:style-name="gr20" draw:text-style-name="P13" draw:layer="layout" draw:type="line" svg:x1="6.557cm" svg:y1="8.143cm" svg:x2="5.73cm" svg:y2="8.97cm" draw:start-shape="id10" draw:start-glue-point="7" draw:end-shape="id11" draw:end-glue-point="11" svg:d="M6557 8143l-827 827" svg:viewBox="0 0 828 828">
          <text:p/>
        </draw:connector>
        <draw:connector draw:style-name="gr19" draw:text-style-name="P12" draw:layer="layout" draw:type="line" svg:x1="7.635cm" svg:y1="8.143cm" svg:x2="8.335cm" svg:y2="9.097cm" draw:start-shape="id10" draw:start-glue-point="9" draw:end-shape="id12" draw:end-glue-point="5" svg:d="M7635 8143l700 954" svg:viewBox="0 0 701 955">
          <text:p/>
        </draw:connector>
        <draw:connector draw:style-name="gr19" draw:text-style-name="P12" draw:layer="layout" draw:type="line" svg:x1="10.175cm" svg:y1="5.857cm" svg:x2="11.383cm" svg:y2="7.065cm" draw:start-shape="id9" draw:start-glue-point="9" draw:end-shape="id13" draw:end-glue-point="5" svg:d="M10175 5857l1208 1208" svg:viewBox="0 0 1209 1209">
          <text:p/>
        </draw:connector>
        <draw:connector draw:style-name="gr19" draw:text-style-name="P12" draw:layer="layout" draw:type="line" svg:x1="12.461cm" svg:y1="8.143cm" svg:x2="13.415cm" svg:y2="9.351cm" draw:start-shape="id13" draw:start-glue-point="9" draw:end-shape="id14" draw:end-glue-point="5" svg:d="M12461 8143l954 1208" svg:viewBox="0 0 955 1209">
          <text:p/>
        </draw:connector>
        <draw:connector draw:style-name="gr19" draw:text-style-name="P12" draw:layer="layout" draw:type="line" svg:x1="14.493cm" svg:y1="10.429cm" svg:x2="15.447cm" svg:y2="11.51cm" draw:start-shape="id14" draw:start-glue-point="9" draw:end-shape="id15" draw:end-glue-point="5" svg:d="M14493 10429l954 1081" svg:viewBox="0 0 955 1082">
          <text:p/>
        </draw:connector>
        <draw:connector draw:style-name="gr19" draw:text-style-name="P12" draw:layer="layout" draw:type="line" svg:x1="11.383cm" svg:y1="8.143cm" svg:x2="10.587cm" svg:y2="9.001cm" draw:start-shape="id13" draw:start-glue-point="7" svg:d="M11383 8143l-796 858" svg:viewBox="0 0 797 859">
          <text:p/>
        </draw:connector>
        <draw:connector draw:style-name="gr19" draw:text-style-name="P12" draw:layer="layout" draw:type="line" svg:x1="13.415cm" svg:y1="10.429cm" svg:x2="12.523cm" svg:y2="11.383cm" draw:start-shape="id14" draw:start-glue-point="7" svg:d="M13415 10429l-892 954" svg:viewBox="0 0 893 955">
          <text:p/>
        </draw:connector>
        <draw:frame draw:style-name="gr21" draw:text-style-name="P14" draw:layer="layout" svg:width="2.788cm" svg:height="0.729cm" svg:x="3.413cm" svg:y="2.959cm">
          <draw:text-box>
            <text:p><text:span text:style-name="T3">Arbre AVL</text:span></text:p>
          </draw:text-box>
        </draw:frame>
        <draw:frame draw:style-name="gr22" draw:text-style-name="P14" draw:layer="layout" svg:width="5.588cm" svg:height="1.691cm" svg:x="10.652cm" svg:y="4.643cm">
          <draw:text-box>
            <text:p><text:span text:style-name="T4">Δp = 2-1 = 1</text:span></text:p>
          </draw:text-box>
        </draw:frame>
        <draw:custom-shape draw:style-name="gr17" draw:text-style-name="P10" xml:id="id16" draw:id="id16" draw:layer="layout" svg:width="1.524cm" svg:height="1.524cm" svg:x="7.985cm" svg:y="15.17cm">
          <text:p text:style-name="P9"><text:span text:style-name="T3">p=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xml:id="id17" draw:id="id17" draw:layer="layout" svg:width="1.524cm" svg:height="1.524cm" svg:x="5.445cm" svg:y="17.456cm">
          <text:p text:style-name="P9"><text:span text:style-name="T3">p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21" draw:id="id21" draw:layer="layout" svg:width="1.524cm" svg:height="1.524cm" svg:x="12.303cm" svg:y="19.742cm">
          <text:p text:style-name="P9"><text:span text:style-name="T3">p=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20" draw:id="id20" draw:layer="layout" svg:width="1.524cm" svg:height="1.524cm" svg:x="10.271cm" svg:y="17.456cm">
          <text:p text:style-name="P9"><text:span text:style-name="T3">p=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22" draw:id="id22" draw:layer="layout" svg:width="1.524cm" svg:height="1.524cm" svg:x="14.335cm" svg:y="21.901cm">
          <text:p text:style-name="P9"><text:span text:style-name="T3">p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19" draw:id="id19" draw:layer="layout" svg:width="1.524cm" svg:height="1.524cm" svg:x="7.223cm" svg:y="19.488cm">
          <text:p text:style-name="P9"><text:span text:style-name="T3">p=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18" draw:id="id18" draw:layer="layout" svg:width="1.524cm" svg:height="1.524cm" svg:x="3.54cm" svg:y="19.361cm">
          <text:p text:style-name="P9"><text:span text:style-name="T3">p=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2" draw:layer="layout" draw:type="line" svg:x1="8.208cm" svg:y1="16.471cm" svg:x2="6.746cm" svg:y2="17.679cm" draw:start-shape="id16" draw:start-glue-point="7" draw:end-shape="id17" draw:end-glue-point="11" svg:d="M8208 16471l-1462 1208" svg:viewBox="0 0 1463 1209">
          <text:p/>
        </draw:connector>
        <draw:connector draw:style-name="gr20" draw:text-style-name="P13" draw:layer="layout" draw:type="line" svg:x1="5.668cm" svg:y1="18.757cm" svg:x2="4.841cm" svg:y2="19.584cm" draw:start-shape="id17" draw:start-glue-point="7" draw:end-shape="id18" draw:end-glue-point="11" svg:d="M5668 18757l-827 827" svg:viewBox="0 0 828 828">
          <text:p/>
        </draw:connector>
        <draw:connector draw:style-name="gr19" draw:text-style-name="P12" draw:layer="layout" draw:type="line" svg:x1="6.746cm" svg:y1="18.757cm" svg:x2="7.446cm" svg:y2="19.711cm" draw:start-shape="id17" draw:start-glue-point="9" draw:end-shape="id19" draw:end-glue-point="5" svg:d="M6746 18757l700 954" svg:viewBox="0 0 701 955">
          <text:p/>
        </draw:connector>
        <draw:connector draw:style-name="gr19" draw:text-style-name="P12" draw:layer="layout" draw:type="line" svg:x1="9.286cm" svg:y1="16.471cm" svg:x2="10.494cm" svg:y2="17.679cm" draw:start-shape="id16" draw:start-glue-point="9" draw:end-shape="id20" draw:end-glue-point="5" svg:d="M9286 16471l1208 1208" svg:viewBox="0 0 1209 1209">
          <text:p/>
        </draw:connector>
        <draw:connector draw:style-name="gr19" draw:text-style-name="P12" draw:layer="layout" draw:type="line" svg:x1="11.572cm" svg:y1="18.757cm" svg:x2="12.526cm" svg:y2="19.965cm" draw:start-shape="id20" draw:start-glue-point="9" draw:end-shape="id21" draw:end-glue-point="5" svg:d="M11572 18757l954 1208" svg:viewBox="0 0 955 1209">
          <text:p/>
        </draw:connector>
        <draw:connector draw:style-name="gr19" draw:text-style-name="P12" draw:layer="layout" draw:type="line" svg:x1="13.604cm" svg:y1="21.043cm" svg:x2="14.558cm" svg:y2="22.124cm" draw:start-shape="id21" draw:start-glue-point="9" draw:end-shape="id22" draw:end-glue-point="5" svg:d="M13604 21043l954 1081" svg:viewBox="0 0 955 1082">
          <text:p/>
        </draw:connector>
        <draw:connector draw:style-name="gr19" draw:text-style-name="P12" draw:layer="layout" draw:type="line" svg:x1="10.494cm" svg:y1="18.757cm" svg:x2="9.698cm" svg:y2="19.615cm" draw:start-shape="id20" draw:start-glue-point="7" svg:d="M10494 18757l-796 858" svg:viewBox="0 0 797 859">
          <text:p/>
        </draw:connector>
        <draw:connector draw:style-name="gr19" draw:text-style-name="P12" draw:layer="layout" draw:type="line" svg:x1="12.526cm" svg:y1="21.043cm" svg:x2="11.634cm" svg:y2="21.997cm" draw:start-shape="id21" draw:start-glue-point="7" svg:d="M12526 21043l-892 954" svg:viewBox="0 0 893 955">
          <text:p/>
        </draw:connector>
        <draw:frame draw:style-name="gr23" draw:text-style-name="P14" draw:layer="layout" svg:width="3.804cm" svg:height="0.729cm" svg:x="2.524cm" svg:y="13.573cm">
          <draw:text-box>
            <text:p><text:span text:style-name="T3">Arbre NON-AVL</text:span></text:p>
          </draw:text-box>
        </draw:frame>
        <draw:frame draw:style-name="gr22" draw:text-style-name="P14" draw:layer="layout" svg:width="7.112cm" svg:height="1.691cm" svg:x="9.763cm" svg:y="15.257cm">
          <draw:text-box>
            <text:p><text:span text:style-name="T4">Δp = 3-1 = 2 &gt; 1</text:span></text:p>
            <text:p><text:span text:style-name="T4">=&gt; NOT AVL</text:span></text:p>
          </draw:text-box>
        </draw:frame>
        <draw:line draw:style-name="gr19" draw:text-style-name="P15" draw:layer="layout" svg:x1="15.605cm" svg:y1="23.225cm" svg:x2="16.494cm" svg:y2="24.114cm">
          <text:p/>
        </draw:line>
        <draw:custom-shape draw:style-name="gr17" draw:text-style-name="P10" draw:layer="layout" svg:width="1.524cm" svg:height="1.524cm" svg:x="16.24cm" svg:y="23.86cm">
          <text:p text:style-name="P9"><text:span text:style-name="T3">p=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frame draw:style-name="gr9" draw:text-style-name="P16" draw:layer="layout" svg:width="6.604cm" svg:height="1.673cm" svg:x="1.762cm" svg:y="2.27cm">
          <draw:text-box>
            <text:p><text:span text:style-name="T1">6 8 7 9 10 11</text:span></text:p>
          </draw:text-box>
        </draw:frame>
        <draw:custom-shape draw:style-name="gr24" draw:text-style-name="P18" xml:id="id23" draw:id="id23" draw:layer="layout" svg:width="1.778cm" svg:height="1.778cm" svg:x="17.891cm" svg:y="1.254cm">
          <text:p text:style-name="P17"><text:span text:style-name="T5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6" draw:layer="layout" svg:width="9.652cm" svg:height="1.317cm" svg:x="8.62cm" svg:y="1.461cm">
          <draw:text-box>
            <text:p><text:span text:style-name="T1">En suivant l’insertion simple:</text:span></text:p>
          </draw:text-box>
        </draw:frame>
        <draw:custom-shape draw:style-name="gr24" draw:text-style-name="P18" xml:id="id24" draw:id="id24" draw:layer="layout" svg:width="1.778cm" svg:height="1.778cm" svg:x="19.542cm" svg:y="3.286cm">
          <text:p text:style-name="P17"><text:span text:style-name="T5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9" draw:layer="layout" draw:type="line" svg:x1="19.409cm" svg:y1="2.772cm" svg:x2="19.802cm" svg:y2="3.546cm" draw:start-shape="id23" draw:start-glue-point="9" draw:end-shape="id24" draw:end-glue-point="5" svg:d="M19409 2772l393 774" svg:viewBox="0 0 394 775">
          <text:p/>
        </draw:connector>
        <draw:frame draw:style-name="gr25" draw:text-style-name="P16" draw:layer="layout" svg:width="9.652cm" svg:height="1.317cm" svg:x="1cm" svg:y="4.255cm">
          <draw:text-box>
            <text:p><text:span text:style-name="T1">En suivant les règles d’insertion d’arbre AVL:</text:span></text:p>
          </draw:text-box>
        </draw:frame>
        <draw:custom-shape draw:style-name="gr24" draw:text-style-name="P18" draw:layer="layout" svg:width="1.778cm" svg:height="1.778cm" svg:x="0.746cm" svg:y="7.731cm">
          <text:p text:style-name="P17"><text:span text:style-name="T5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xml:id="id41" draw:id="id41" draw:layer="layout" svg:width="1.778cm" svg:height="1.778cm" svg:x="22.971cm" svg:y="7.858cm">
          <text:p text:style-name="P17"><text:span text:style-name="T5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xml:id="id43" draw:id="id43" draw:layer="layout" svg:width="1.778cm" svg:height="1.778cm" svg:x="18.018cm" svg:y="5.572cm">
          <text:p text:style-name="P17"><text:span text:style-name="T5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xml:id="id40" draw:id="id40" draw:layer="layout" svg:width="1.778cm" svg:height="1.778cm" svg:x="21.32cm" svg:y="5.445cm">
          <text:p text:style-name="P17"><text:span text:style-name="T5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xml:id="id42" draw:id="id42" draw:layer="layout" svg:width="1.778cm" svg:height="1.778cm" svg:x="24.495cm" svg:y="10.271cm">
          <text:p text:style-name="P17"><text:span text:style-name="T5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1" draw:layer="layout" svg:width="1.778cm" svg:height="1.778cm" svg:x="2.651cm" svg:y="9.89cm">
          <text:p text:style-name="P20"><text:span text:style-name="T5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1" draw:layer="layout" svg:width="1.778cm" svg:height="1.778cm" svg:x="1cm" svg:y="12.176cm">
          <text:p text:style-name="P20"><text:span text:style-name="T5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9" draw:layer="layout" svg:x1="2.27cm" svg:y1="9.255cm" svg:x2="3.032cm" svg:y2="10.144cm">
          <text:p/>
        </draw:line>
        <draw:line draw:style-name="gr26" draw:text-style-name="P19" draw:layer="layout" svg:x1="2.905cm" svg:y1="11.414cm" svg:x2="2.524cm" svg:y2="12.43cm">
          <text:p/>
        </draw:line>
        <draw:frame draw:style-name="gr28" draw:text-style-name="P16" draw:layer="layout" svg:width="9.271cm" svg:height="1.292cm" svg:x="3.286cm" svg:y="8.09cm">
          <draw:text-box>
            <text:p><text:span text:style-name="T1">Insertion à gauche arbre droit.</text:span></text:p>
            <text:p><text:span text:style-name="T1">=&gt; rotation double gauche.</text:span></text:p>
          </draw:text-box>
        </draw:frame>
        <draw:custom-shape draw:style-name="gr24" draw:text-style-name="P18" xml:id="id26" draw:id="id26" draw:layer="layout" svg:width="1.778cm" svg:height="1.778cm" svg:x="12.557cm" svg:y="10.779cm">
          <text:p text:style-name="P17"><text:span text:style-name="T5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2" xml:id="id27" draw:id="id27" draw:layer="layout" svg:width="1.778cm" svg:height="1.778cm" svg:x="15.732cm" svg:y="10.779cm">
          <text:p text:style-name="P17"><text:span text:style-name="T5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xml:id="id25" draw:id="id25" draw:layer="layout" svg:width="1.778cm" svg:height="1.778cm" svg:x="14.081cm" svg:y="8.747cm">
          <text:p text:style-name="P17"><text:span text:style-name="T5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9" draw:layer="layout" draw:type="line" svg:x1="14.341cm" svg:y1="10.265cm" svg:x2="13.446cm" svg:y2="10.779cm" draw:start-shape="id25" draw:start-glue-point="7" draw:end-shape="id26" draw:end-glue-point="4" svg:d="M14341 10265l-895 514" svg:viewBox="0 0 896 515">
          <text:p/>
        </draw:connector>
        <draw:connector draw:style-name="gr26" draw:text-style-name="P19" draw:layer="layout" draw:type="line" svg:x1="15.599cm" svg:y1="10.265cm" svg:x2="15.992cm" svg:y2="11.039cm" draw:start-shape="id25" draw:start-glue-point="9" draw:end-shape="id27" draw:end-glue-point="5" svg:d="M15599 10265l393 774" svg:viewBox="0 0 394 775">
          <text:p/>
        </draw:connector>
        <draw:custom-shape draw:style-name="gr24" draw:text-style-name="P18" draw:layer="layout" svg:width="1.778cm" svg:height="1.778cm" svg:x="17.51cm" svg:y="12.938cm">
          <text:p text:style-name="P17"><text:span text:style-name="T5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.778cm" svg:height="1.778cm" svg:x="19.542cm" svg:y="15.224cm">
          <text:p text:style-name="P3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9" draw:layer="layout" svg:x1="17.256cm" svg:y1="12.43cm" svg:x2="17.891cm" svg:y2="13.319cm">
          <text:p/>
        </draw:line>
        <draw:line draw:style-name="gr26" draw:text-style-name="P19" draw:layer="layout" svg:x1="18.907cm" svg:y1="14.462cm" svg:x2="19.923cm" svg:y2="15.605cm">
          <text:p/>
        </draw:line>
        <draw:frame draw:style-name="gr28" draw:text-style-name="P16" draw:layer="layout" svg:width="9.271cm" svg:height="1.292cm" svg:x="0.492cm" svg:y="15.837cm">
          <draw:text-box>
            <text:p><text:span text:style-name="T1">Insertion à droite arbre droit.</text:span></text:p>
            <text:p><text:span text:style-name="T1">=&gt; rotation simple droite.</text:span></text:p>
          </draw:text-box>
        </draw:frame>
        <draw:custom-shape draw:style-name="gr29" draw:text-style-name="P22" xml:id="id45" draw:id="id45" draw:layer="layout" svg:width="1.778cm" svg:height="1.778cm" svg:x="1cm" svg:y="20.558cm">
          <text:p text:style-name="P17"><text:span text:style-name="T5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xml:id="id44" draw:id="id44" draw:layer="layout" svg:width="1.778cm" svg:height="1.778cm" svg:x="3.032cm" svg:y="18.653cm">
          <text:p text:style-name="P17"><text:span text:style-name="T5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xml:id="id46" draw:id="id46" draw:layer="layout" svg:width="1.778cm" svg:height="1.778cm" svg:x="4.81cm" svg:y="20.685cm">
          <text:p text:style-name="P17"><text:span text:style-name="T5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3" xml:id="id31" draw:id="id31" draw:layer="layout" svg:width="1.778cm" svg:height="1.778cm" svg:x="13.573cm" svg:y="20.177cm">
          <text:p text:style-name="P3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xml:id="id30" draw:id="id30" draw:layer="layout" svg:width="1.778cm" svg:height="1.778cm" svg:x="15.224cm" svg:y="17.891cm">
          <text:p text:style-name="P17"><text:span text:style-name="T5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xml:id="id32" draw:id="id32" draw:layer="layout" svg:width="1.778cm" svg:height="1.778cm" svg:x="16.875cm" svg:y="20.05cm">
          <text:p text:style-name="P17"><text:span text:style-name="T5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xml:id="id29" draw:id="id29" draw:layer="layout" svg:width="1.778cm" svg:height="1.778cm" svg:x="8.62cm" svg:y="17.891cm">
          <text:p text:style-name="P17"><text:span text:style-name="T5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xml:id="id28" draw:id="id28" draw:layer="layout" svg:width="1.778cm" svg:height="1.778cm" svg:x="11.922cm" svg:y="16.113cm">
          <text:p text:style-name="P17"><text:span text:style-name="T5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9" draw:layer="layout" draw:type="line" svg:x1="11.922cm" svg:y1="17.002cm" svg:x2="10.138cm" svg:y2="18.151cm" draw:start-shape="id28" draw:start-glue-point="6" draw:end-shape="id29" draw:end-glue-point="11" svg:d="M11922 17002l-1784 1149" svg:viewBox="0 0 1785 1150">
          <text:p/>
        </draw:connector>
        <draw:connector draw:style-name="gr26" draw:text-style-name="P19" draw:layer="layout" draw:type="line" svg:x1="13.7cm" svg:y1="17.002cm" svg:x2="15.484cm" svg:y2="18.151cm" draw:start-shape="id28" draw:start-glue-point="10" draw:end-shape="id30" draw:end-glue-point="5" svg:d="M13700 17002l1784 1149" svg:viewBox="0 0 1785 1150">
          <text:p/>
        </draw:connector>
        <draw:custom-shape draw:style-name="gr24" draw:text-style-name="P18" xml:id="id33" draw:id="id33" draw:layer="layout" svg:width="1.778cm" svg:height="1.778cm" svg:x="17.637cm" svg:y="22.971cm">
          <text:p text:style-name="P17"><text:span text:style-name="T5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9" draw:layer="layout" draw:type="line" svg:x1="15.484cm" svg:y1="19.409cm" svg:x2="14.462cm" svg:y2="20.177cm" draw:start-shape="id30" draw:start-glue-point="7" draw:end-shape="id31" draw:end-glue-point="4" svg:d="M15484 19409l-1022 768" svg:viewBox="0 0 1023 769">
          <text:p/>
        </draw:connector>
        <draw:connector draw:style-name="gr26" draw:text-style-name="P19" draw:layer="layout" draw:type="line" svg:x1="16.742cm" svg:y1="19.409cm" svg:x2="17.764cm" svg:y2="20.05cm" draw:start-shape="id30" draw:start-glue-point="9" draw:end-shape="id32" draw:end-glue-point="4" svg:d="M16742 19409l1022 641" svg:viewBox="0 0 1023 642">
          <text:p/>
        </draw:connector>
        <draw:connector draw:style-name="gr26" draw:text-style-name="P19" draw:layer="layout" draw:type="line" svg:x1="17.764cm" svg:y1="21.828cm" svg:x2="18.526cm" svg:y2="22.971cm" draw:start-shape="id32" draw:start-glue-point="8" draw:end-shape="id33" draw:end-glue-point="4" svg:d="M17764 21828l762 1143" svg:viewBox="0 0 763 1144">
          <text:p/>
        </draw:connector>
        <draw:frame draw:style-name="gr32" draw:text-style-name="P24" draw:layer="layout" svg:width="9.271cm" svg:height="1.292cm" svg:x="13.7cm" svg:y="16.091cm">
          <draw:text-box>
            <text:p><text:span text:style-name="T5">n = -2</text:span></text:p>
          </draw:text-box>
        </draw:frame>
        <draw:frame draw:style-name="gr28" draw:text-style-name="P16" draw:layer="layout" svg:width="9.271cm" svg:height="1.292cm" svg:x="1.127cm" svg:y="23.733cm">
          <draw:text-box>
            <text:p><text:span text:style-name="T1">Insertion à droite arbre droit.</text:span></text:p>
            <text:p><text:span text:style-name="T1">=&gt; rotation simple droite.</text:span></text:p>
          </draw:text-box>
        </draw:frame>
        <draw:custom-shape draw:style-name="gr29" draw:text-style-name="P22" xml:id="id36" draw:id="id36" draw:layer="layout" svg:width="1.778cm" svg:height="1.778cm" svg:x="10.779cm" svg:y="25.003cm">
          <text:p text:style-name="P17"><text:span text:style-name="T5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xml:id="id37" draw:id="id37" draw:layer="layout" svg:width="1.778cm" svg:height="1.778cm" svg:x="12.811cm" svg:y="22.59cm">
          <text:p text:style-name="P17"><text:span text:style-name="T5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xml:id="id38" draw:id="id38" draw:layer="layout" svg:width="1.778cm" svg:height="1.778cm" svg:x="14.462cm" svg:y="24.749cm">
          <text:p text:style-name="P17"><text:span text:style-name="T5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xml:id="id35" draw:id="id35" draw:layer="layout" svg:width="1.778cm" svg:height="1.778cm" svg:x="5.953cm" svg:y="29.575cm">
          <text:p text:style-name="P17"><text:span text:style-name="T5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xml:id="id34" draw:id="id34" draw:layer="layout" svg:width="1.778cm" svg:height="1.778cm" svg:x="8.62cm" svg:y="27.289cm">
          <text:p text:style-name="P17"><text:span text:style-name="T5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9" draw:layer="layout" draw:type="line" svg:x1="8.62cm" svg:y1="28.178cm" svg:x2="7.471cm" svg:y2="29.835cm" draw:start-shape="id34" draw:start-glue-point="6" draw:end-shape="id35" draw:end-glue-point="11" svg:d="M8620 28178l-1149 1657" svg:viewBox="0 0 1150 1658">
          <text:p/>
        </draw:connector>
        <draw:connector draw:style-name="gr26" draw:text-style-name="P19" draw:layer="layout" draw:type="line" svg:x1="10.398cm" svg:y1="28.178cm" svg:x2="11.039cm" svg:y2="26.521cm" draw:start-shape="id34" draw:start-glue-point="10" draw:end-shape="id36" draw:end-glue-point="7" svg:d="M10398 28178l641-1657" svg:viewBox="0 0 642 1658">
          <text:p/>
        </draw:connector>
        <draw:custom-shape draw:style-name="gr24" draw:text-style-name="P18" xml:id="id39" draw:id="id39" draw:layer="layout" svg:width="1.778cm" svg:height="1.778cm" svg:x="15.732cm" svg:y="27.67cm">
          <text:p text:style-name="P17"><text:span text:style-name="T5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9" draw:layer="layout" draw:type="line" svg:x1="13.071cm" svg:y1="24.108cm" svg:x2="11.668cm" svg:y2="25.003cm" draw:start-shape="id37" draw:start-glue-point="7" draw:end-shape="id36" draw:end-glue-point="4" svg:d="M13071 24108l-1403 895" svg:viewBox="0 0 1404 896">
          <text:p/>
        </draw:connector>
        <draw:connector draw:style-name="gr26" draw:text-style-name="P19" draw:layer="layout" draw:type="line" svg:x1="14.329cm" svg:y1="24.108cm" svg:x2="15.351cm" svg:y2="24.749cm" draw:start-shape="id37" draw:start-glue-point="9" draw:end-shape="id38" draw:end-glue-point="4" svg:d="M14329 24108l1022 641" svg:viewBox="0 0 1023 642">
          <text:p/>
        </draw:connector>
        <draw:connector draw:style-name="gr26" draw:text-style-name="P19" draw:layer="layout" draw:type="line" svg:x1="15.351cm" svg:y1="26.527cm" svg:x2="16.621cm" svg:y2="27.67cm" draw:start-shape="id38" draw:start-glue-point="8" draw:end-shape="id39" draw:end-glue-point="4" svg:d="M15351 26527l1270 1143" svg:viewBox="0 0 1271 1144">
          <text:p/>
        </draw:connector>
        <draw:connector draw:style-name="gr26" draw:text-style-name="P19" draw:layer="layout" draw:type="line" svg:x1="21.06cm" svg:y1="4.804cm" svg:x2="21.58cm" svg:y2="5.705cm" draw:start-shape="id24" draw:start-glue-point="9" draw:end-shape="id40" draw:end-glue-point="5" svg:d="M21060 4804l520 901" svg:viewBox="0 0 521 902">
          <text:p/>
        </draw:connector>
        <draw:connector draw:style-name="gr26" draw:text-style-name="P19" draw:layer="layout" draw:type="line" svg:x1="22.838cm" svg:y1="6.963cm" svg:x2="23.231cm" svg:y2="8.118cm" draw:start-shape="id40" draw:start-glue-point="9" draw:end-shape="id41" draw:end-glue-point="5" svg:d="M22838 6963l393 1155" svg:viewBox="0 0 394 1156">
          <text:p/>
        </draw:connector>
        <draw:connector draw:style-name="gr26" draw:text-style-name="P19" draw:layer="layout" draw:type="line" svg:x1="24.489cm" svg:y1="9.376cm" svg:x2="24.755cm" svg:y2="10.531cm" draw:start-shape="id41" draw:start-glue-point="9" draw:end-shape="id42" draw:end-glue-point="5" svg:d="M24489 9376l266 1155" svg:viewBox="0 0 267 1156">
          <text:p/>
        </draw:connector>
        <draw:connector draw:style-name="gr26" draw:text-style-name="P19" draw:layer="layout" draw:type="line" svg:x1="19.802cm" svg:y1="4.804cm" svg:x2="19.536cm" svg:y2="5.832cm" draw:start-shape="id24" draw:start-glue-point="7" draw:end-shape="id43" draw:end-glue-point="11" svg:d="M19802 4804l-266 1028" svg:viewBox="0 0 267 1029">
          <text:p/>
        </draw:connector>
        <draw:connector draw:style-name="gr26" draw:text-style-name="P19" draw:layer="layout" draw:type="line" svg:x1="3.292cm" svg:y1="20.171cm" svg:x2="2.518cm" svg:y2="20.818cm" draw:start-shape="id44" draw:start-glue-point="7" draw:end-shape="id45" draw:end-glue-point="11" svg:d="M3292 20171l-774 647" svg:viewBox="0 0 775 648">
          <text:p/>
        </draw:connector>
        <draw:connector draw:style-name="gr26" draw:text-style-name="P19" draw:layer="layout" draw:type="line" svg:x1="4.55cm" svg:y1="20.171cm" svg:x2="5.07cm" svg:y2="20.945cm" draw:start-shape="id44" draw:start-glue-point="9" draw:end-shape="id46" draw:end-glue-point="5" svg:d="M4550 20171l520 774" svg:viewBox="0 0 521 775">
          <text:p/>
        </draw:connector>
      </draw:page>
      <draw:page draw:name="page4" draw:style-name="dp1" draw:master-page-name="Default">
        <draw:custom-shape draw:style-name="gr33" draw:text-style-name="P25" xml:id="id47" draw:id="id47" draw:layer="layout" svg:width="0.889cm" svg:height="0.889cm" svg:x="8.112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7" xml:id="id48" draw:id="id48" draw:layer="layout" svg:width="5.461cm" svg:height="1.905cm" svg:x="5.826cm" svg:y="4.683cm">
          <text:p text:style-name="P26"><text:span text:style-name="T6">Choisir deux entiers </text:span></text:p>
          <text:p text:style-name="P26"><text:span text:style-name="T6">n</text:span><text:span text:style-name="T7">1 </text:span><text:span text:style-name="T8">et n</text:span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29" xml:id="id49" draw:id="id49" draw:layer="layout" svg:width="5.461cm" svg:height="1.905cm" svg:x="5.826cm" svg:y="15.605cm">
          <text:p text:style-name="P28"><text:span text:style-name="T9">Ajouter n</text:span><text:span text:style-name="T10">1</text:span><text:span text:style-name="T11"> personnes </text:span></text:p>
          <text:p text:style-name="P28"><text:span text:style-name="T11">à la file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xml:id="id50" draw:id="id50" draw:layer="layout" svg:width="5.461cm" svg:height="1.778cm" svg:x="5.826cm" svg:y="18.526cm">
          <text:p text:style-name="P26"><text:span text:style-name="T6">Enlever n</text:span><text:span text:style-name="T7">2</text:span><text:span text:style-name="T8"> personnes</text:span></text:p>
          <text:p text:style-name="P26"><text:span text:style-name="T8">à la file</text:span></text:p>
          <draw:enhanced-geometry svg:viewBox="0 0 21600 21600" draw:type="rectangle" draw:enhanced-path="M 0 0 L 21600 0 21600 21600 0 21600 0 0 Z N"/>
        </draw:custom-shape>
        <draw:connector draw:style-name="gr36" draw:text-style-name="P30" draw:layer="layout" draw:type="line" svg:x1="8.556cm" svg:y1="3.54cm" svg:x2="8.556cm" svg:y2="4.683cm" draw:start-shape="id47" draw:start-glue-point="8" draw:end-shape="id48" draw:end-glue-point="0" svg:d="M8556 3540v1143" svg:viewBox="0 0 1 1144">
          <text:p/>
        </draw:connector>
        <draw:connector draw:style-name="gr36" draw:text-style-name="P30" draw:layer="layout" draw:type="line" svg:x1="8.556cm" svg:y1="17.51cm" svg:x2="8.556cm" svg:y2="18.526cm" draw:start-shape="id49" draw:start-glue-point="2" draw:end-shape="id50" draw:end-glue-point="0" svg:d="M8556 17510v1016" svg:viewBox="0 0 1 1017">
          <text:p/>
        </draw:connector>
        <draw:connector draw:style-name="gr36" draw:text-style-name="P30" draw:layer="layout" svg:x1="8.556cm" svg:y1="20.304cm" svg:x2="9.001cm" svg:y2="3.095cm" draw:start-shape="id50" draw:start-glue-point="2" draw:end-shape="id47" draw:end-glue-point="10" svg:d="M8556 20304v501h3231v-17710h-2786" svg:viewBox="0 0 3232 17711">
          <text:p/>
        </draw:connector>
        <draw:custom-shape draw:style-name="gr37" draw:text-style-name="P27" xml:id="id51" draw:id="id51" draw:layer="layout" svg:width="3.683cm" svg:height="2.286cm" svg:x="6.715cm" svg:y="11.922cm">
          <text:p text:style-name="P26"><text:span text:style-name="T6">File vid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8" draw:text-style-name="P31" draw:layer="layout" draw:type="line" svg:x1="8.556cm" svg:y1="14.208cm" svg:x2="8.556cm" svg:y2="15.605cm" draw:start-shape="id51" draw:start-glue-point="6" draw:end-shape="id49" draw:end-glue-point="0" svg:d="M8556 14208v1397" svg:viewBox="0 0 1 1398">
          <text:p text:style-name="P8"><text:span text:style-name="T2">[non]</text:span></text:p>
        </draw:connector>
        <draw:custom-shape draw:style-name="gr39" draw:text-style-name="P30" xml:id="id52" draw:id="id52" draw:layer="layout" svg:width="0.889cm" svg:height="0.889cm" svg:x="3.032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30" draw:layer="layout" draw:type="line" svg:x1="6.715cm" svg:y1="13.065cm" svg:x2="3.921cm" svg:y2="13.001cm" draw:start-shape="id51" draw:start-glue-point="5" draw:end-shape="id52" draw:end-glue-point="10" svg:d="M6715 13065l-2794-64" svg:viewBox="0 0 2795 65">
          <text:p/>
        </draw:connector>
        <draw:custom-shape draw:style-name="gr40" draw:text-style-name="P27" xml:id="id53" draw:id="id53" draw:layer="layout" svg:width="3.937cm" svg:height="2.286cm" svg:x="6.588cm" svg:y="7.858cm">
          <text:p text:style-name="P26"><text:span text:style-name="T6">Avion plei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6" draw:text-style-name="P30" draw:layer="layout" draw:type="line" svg:x1="8.556cm" svg:y1="6.588cm" svg:x2="8.557cm" svg:y2="7.858cm" draw:start-shape="id48" draw:start-glue-point="2" draw:end-shape="id53" draw:end-glue-point="4" svg:d="M8556 6588l1 1270" svg:viewBox="0 0 2 1271">
          <text:p/>
        </draw:connector>
        <draw:connector draw:style-name="gr38" draw:text-style-name="P31" draw:layer="layout" draw:type="line" svg:x1="8.557cm" svg:y1="10.144cm" svg:x2="8.556cm" svg:y2="11.922cm" draw:start-shape="id53" draw:start-glue-point="6" draw:end-shape="id51" draw:end-glue-point="4" svg:d="M8557 10144l-1 1778" svg:viewBox="0 0 2 1779">
          <text:p text:style-name="P8"><text:span text:style-name="T2">[non]</text:span></text:p>
        </draw:connector>
        <draw:connector draw:style-name="gr38" draw:text-style-name="P31" draw:layer="layout" svg:x1="6.588cm" svg:y1="9.001cm" svg:x2="3.921cm" svg:y2="13.001cm" draw:start-shape="id53" draw:start-glue-point="5" draw:end-shape="id52" draw:end-glue-point="10" svg:d="M6588 9001h-1334v4000h-1333" svg:viewBox="0 0 2668 4001">
          <text:p text:style-name="P8"><text:span text:style-name="T2">[oui]</text:span></text:p>
        </draw:connector>
        <draw:frame draw:style-name="gr41" draw:text-style-name="P32" draw:layer="layout" svg:width="5.588cm" svg:height="0.766cm" svg:x="1.508cm" svg:y="2.774cm">
          <draw:text-box>
            <text:p><text:span text:style-name="T12">Procedure simuleFile</text:span></text:p>
          </draw:text-box>
        </draw:frame>
        <draw:custom-shape draw:style-name="gr42" draw:text-style-name="P25" draw:layer="layout" svg:width="0.635cm" svg:height="0.635cm" svg:x="3.159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43" draw:text-style-name="P33" xml:id="id55" draw:id="id55" draw:layer="layout" svg:width="1.489cm" svg:height="1.064cm" svg:x="6.476cm" svg:y="3.79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3" xml:id="id54" draw:id="id54" draw:layer="layout" svg:width="1.489cm" svg:height="1.064cm" svg:x="3.817cm" svg:y="3.79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3" xml:id="id56" draw:id="id56" draw:layer="layout" svg:width="1.489cm" svg:height="1.064cm" svg:x="9.136cm" svg:y="3.794cm">
          <text:p/>
          <draw:enhanced-geometry svg:viewBox="0 0 21600 21600" draw:type="rectangle" draw:enhanced-path="M 0 0 L 21600 0 21600 21600 0 21600 0 0 Z N"/>
        </draw:custom-shape>
        <draw:connector draw:style-name="gr36" draw:text-style-name="P33" draw:layer="layout" draw:type="line" svg:x1="5.306cm" svg:y1="4.326cm" svg:x2="6.476cm" svg:y2="4.326cm" draw:start-shape="id54" draw:start-glue-point="1" draw:end-shape="id55" draw:end-glue-point="3" svg:d="M5306 4326h1170" svg:viewBox="0 0 1171 1">
          <text:p/>
        </draw:connector>
        <draw:connector draw:style-name="gr36" draw:text-style-name="P33" draw:layer="layout" draw:type="line" svg:x1="7.965cm" svg:y1="4.326cm" svg:x2="9.136cm" svg:y2="4.326cm" draw:start-shape="id55" draw:start-glue-point="1" draw:end-shape="id56" draw:end-glue-point="3" svg:d="M7965 4326h1171" svg:viewBox="0 0 1172 1">
          <text:p/>
        </draw:connector>
        <draw:connector draw:style-name="gr36" draw:text-style-name="P33" draw:layer="layout" draw:type="line" svg:x1="2.434cm" svg:y1="7.411cm" svg:x2="3.817cm" svg:y2="4.326cm" draw:start-shape="id57" draw:start-glue-point="1" draw:end-shape="id54" draw:end-glue-point="3" svg:d="M2434 7411l1383-3085" svg:viewBox="0 0 1384 3086">
          <text:p/>
        </draw:connector>
        <draw:custom-shape draw:style-name="gr44" draw:text-style-name="P33" xml:id="id57" draw:id="id57" draw:layer="layout" svg:width="0.426cm" svg:height="1.702cm" svg:x="2.008cm" svg:y="6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3" xml:id="id59" draw:id="id59" draw:layer="layout" svg:width="1.489cm" svg:height="1.064cm" svg:x="6.37cm" svg:y="9.96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xml:id="id58" draw:id="id58" draw:layer="layout" svg:width="1.49cm" svg:height="1.064cm" svg:x="3.71cm" svg:y="9.964cm">
          <text:p/>
          <draw:enhanced-geometry svg:viewBox="0 0 21600 21600" draw:type="rectangle" draw:enhanced-path="M 0 0 L 21600 0 21600 21600 0 21600 0 0 Z N"/>
        </draw:custom-shape>
        <draw:connector draw:style-name="gr36" draw:text-style-name="P33" draw:layer="layout" draw:type="line" svg:x1="5.2cm" svg:y1="10.496cm" svg:x2="6.37cm" svg:y2="10.496cm" draw:start-shape="id58" draw:start-glue-point="1" draw:end-shape="id59" draw:end-glue-point="3" svg:d="M5200 10496h1170" svg:viewBox="0 0 1171 1">
          <text:p/>
        </draw:connector>
        <draw:connector draw:style-name="gr38" draw:text-style-name="P34" draw:layer="layout" draw:type="line" svg:x1="7.859cm" svg:y1="10.496cm" svg:x2="10.652cm" svg:y2="10.462cm" draw:start-shape="id59" draw:start-glue-point="1" draw:end-shape="id60" svg:d="M7859 10496l2793-34" svg:viewBox="0 0 2794 35">
          <text:p text:style-name="P8"><text:span text:style-name="T13">x</text:span></text:p>
        </draw:connector>
        <draw:connector draw:style-name="gr36" draw:text-style-name="P33" draw:layer="layout" draw:type="line" svg:x1="2.328cm" svg:y1="13.581cm" svg:x2="3.71cm" svg:y2="10.496cm" draw:start-shape="id61" draw:start-glue-point="1" draw:end-shape="id58" draw:end-glue-point="3" svg:d="M2328 13581l1382-3085" svg:viewBox="0 0 1383 3086">
          <text:p/>
        </draw:connector>
        <draw:custom-shape draw:style-name="gr44" draw:text-style-name="P33" xml:id="id61" draw:id="id61" draw:layer="layout" svg:width="0.426cm" svg:height="1.702cm" svg:x="1.902cm" svg:y="12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35" draw:layer="layout" svg:width="3.868cm" svg:height="1.529cm" svg:x="1.069cm" svg:y="14.965cm">
          <draw:text-box>
            <text:p><text:span text:style-name="T14">NewStart:TFile^</text:span></text:p>
          </draw:text-box>
        </draw:frame>
        <draw:custom-shape draw:style-name="gr43" draw:text-style-name="P33" xml:id="id63" draw:id="id63" draw:layer="layout" svg:width="1.489cm" svg:height="1.064cm" svg:x="6.477cm" svg:y="3.79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3" xml:id="id62" draw:id="id62" draw:layer="layout" svg:width="1.489cm" svg:height="1.064cm" svg:x="3.818cm" svg:y="3.79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xml:id="id64" draw:id="id64" draw:layer="layout" svg:width="1.49cm" svg:height="1.064cm" svg:x="9.136cm" svg:y="3.794cm">
          <text:p/>
          <draw:enhanced-geometry svg:viewBox="0 0 21600 21600" draw:type="rectangle" draw:enhanced-path="M 0 0 L 21600 0 21600 21600 0 21600 0 0 Z N"/>
        </draw:custom-shape>
        <draw:connector draw:style-name="gr36" draw:text-style-name="P33" draw:layer="layout" draw:type="line" svg:x1="5.307cm" svg:y1="4.326cm" svg:x2="6.477cm" svg:y2="4.326cm" draw:start-shape="id62" draw:start-glue-point="1" draw:end-shape="id63" draw:end-glue-point="3" svg:d="M5307 4326h1170" svg:viewBox="0 0 1171 1">
          <text:p/>
        </draw:connector>
        <draw:connector draw:style-name="gr36" draw:text-style-name="P33" draw:layer="layout" draw:type="line" svg:x1="7.966cm" svg:y1="4.326cm" svg:x2="9.136cm" svg:y2="4.326cm" draw:start-shape="id63" draw:start-glue-point="1" draw:end-shape="id64" draw:end-glue-point="3" svg:d="M7966 4326h1170" svg:viewBox="0 0 1171 1">
          <text:p/>
        </draw:connector>
        <draw:connector draw:style-name="gr36" draw:text-style-name="P33" draw:layer="layout" draw:type="line" svg:x1="2.435cm" svg:y1="7.411cm" svg:x2="3.818cm" svg:y2="4.326cm" draw:start-shape="id65" draw:start-glue-point="1" draw:end-shape="id62" draw:end-glue-point="3" svg:d="M2435 7411l1383-3085" svg:viewBox="0 0 1384 3086">
          <text:p/>
        </draw:connector>
        <draw:custom-shape draw:style-name="gr44" draw:text-style-name="P33" xml:id="id65" draw:id="id65" draw:layer="layout" svg:width="0.426cm" svg:height="1.702cm" svg:x="2.009cm" svg:y="6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3" xml:id="id67" draw:id="id67" draw:layer="layout" svg:width="1.489cm" svg:height="1.064cm" svg:x="6.477cm" svg:y="3.79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3" xml:id="id66" draw:id="id66" draw:layer="layout" svg:width="1.489cm" svg:height="1.064cm" svg:x="3.818cm" svg:y="3.79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xml:id="id68" draw:id="id68" draw:layer="layout" svg:width="1.49cm" svg:height="1.064cm" svg:x="9.136cm" svg:y="3.794cm">
          <text:p/>
          <draw:enhanced-geometry svg:viewBox="0 0 21600 21600" draw:type="rectangle" draw:enhanced-path="M 0 0 L 21600 0 21600 21600 0 21600 0 0 Z N"/>
        </draw:custom-shape>
        <draw:connector draw:style-name="gr36" draw:text-style-name="P33" draw:layer="layout" draw:type="line" svg:x1="5.307cm" svg:y1="4.326cm" svg:x2="6.477cm" svg:y2="4.326cm" draw:start-shape="id66" draw:start-glue-point="1" draw:end-shape="id67" draw:end-glue-point="3" svg:d="M5307 4326h1170" svg:viewBox="0 0 1171 1">
          <text:p/>
        </draw:connector>
        <draw:connector draw:style-name="gr36" draw:text-style-name="P33" draw:layer="layout" draw:type="line" svg:x1="7.966cm" svg:y1="4.326cm" svg:x2="9.136cm" svg:y2="4.326cm" draw:start-shape="id67" draw:start-glue-point="1" draw:end-shape="id68" draw:end-glue-point="3" svg:d="M7966 4326h1170" svg:viewBox="0 0 1171 1">
          <text:p/>
        </draw:connector>
        <draw:connector draw:style-name="gr38" draw:text-style-name="P36" draw:layer="layout" draw:type="line" svg:x1="2.435cm" svg:y1="7.411cm" svg:x2="3.818cm" svg:y2="4.326cm" draw:start-shape="id69" draw:start-glue-point="1" draw:end-shape="id66" draw:end-glue-point="3" svg:d="M2435 7411l1383-3085" svg:viewBox="0 0 1384 3086">
          <text:p text:style-name="P8"><text:span text:style-name="T15">x</text:span></text:p>
        </draw:connector>
        <draw:custom-shape draw:style-name="gr44" draw:text-style-name="P33" xml:id="id69" draw:id="id69" draw:layer="layout" svg:width="0.426cm" svg:height="1.702cm" svg:x="2.009cm" svg:y="6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35" draw:layer="layout" svg:width="2.66cm" svg:height="1.529cm" svg:x="1.157cm" svg:y="8.687cm">
          <draw:text-box>
            <text:p><text:span text:style-name="T14">Debut:TFile^</text:span></text:p>
          </draw:text-box>
        </draw:frame>
        <draw:frame draw:style-name="gr47" draw:text-style-name="P35" draw:layer="layout" svg:width="15.875cm" svg:height="1.651cm" svg:x="1.254cm" svg:y="1.254cm">
          <draw:text-box>
            <text:p><text:span text:style-name="T14">procedure add(debut:TFile^, int n):TFile^</text:span></text:p>
          </draw:text-box>
        </draw:frame>
        <draw:frame draw:style-name="gr46" draw:text-style-name="P35" draw:layer="layout" svg:width="3.719cm" svg:height="1.529cm" svg:x="5.572cm" svg:y="11.79cm">
          <draw:text-box>
            <text:p><text:span text:style-name="T14">(n = 2)</text:span></text:p>
          </draw:text-box>
        </draw:frame>
        <draw:frame draw:style-name="gr48" draw:text-style-name="P35" xml:id="id60" draw:id="id60" draw:layer="layout" svg:width="2.004cm" svg:height="0.89cm" svg:x="10.652cm" svg:y="10.017cm">
          <draw:text-box>
            <text:p><text:span text:style-name="T14">NULL</text:span></text:p>
          </draw:text-box>
        </draw:frame>
        <draw:connector draw:style-name="gr49" draw:text-style-name="P7" draw:layer="layout" draw:type="curve" draw:line-skew="0cm 0cm -1.207cm" svg:x1="7.859cm" svg:y1="10.496cm" svg:x2="3.818cm" svg:y2="4.326cm" draw:start-shape="id59" draw:start-glue-point="1" draw:end-shape="id66" draw:end-glue-point="3" svg:d="M7859 10496c750 0 500-3085-2625-3085s-3979-3085-1416-3085" svg:viewBox="0 0 5906 6171">
          <text:p/>
        </draw:connector>
        <draw:connector draw:style-name="gr36" draw:text-style-name="P33" draw:layer="layout" draw:type="line" svg:x1="10.626cm" svg:y1="4.326cm" svg:x2="11.949cm" svg:y2="4.302cm" draw:start-shape="id68" draw:start-glue-point="1" svg:d="M10626 4326l1323-24" svg:viewBox="0 0 1324 25">
          <text:p/>
        </draw:connector>
        <draw:frame draw:style-name="gr50" draw:text-style-name="P35" draw:layer="layout" svg:width="2.766cm" svg:height="1.382cm" svg:x="11.95cm" svg:y="3.794cm">
          <draw:text-box>
            <text:p><text:span text:style-name="T14">NULL</text:span></text:p>
          </draw:text-box>
        </draw:frame>
        <draw:frame draw:style-name="gr51" draw:text-style-name="P37" draw:layer="layout" svg:width="9.652cm" svg:height="4.553cm" svg:x="4.429cm" svg:y="13.592cm">
          <draw:text-box>
            <text:p><text:span text:style-name="T16">Nouvelle chaîne représentant les nouveaux arrivants dans la queue.</text:span></text:p>
          </draw:text-box>
        </draw:frame>
        <draw:frame draw:style-name="gr52" draw:text-style-name="P37" draw:layer="layout" svg:width="9.017cm" svg:height="2.163cm" svg:x="7.985cm" svg:y="6.715cm">
          <draw:text-box>
            <text:p><text:span text:style-name="T16">Affectation du dernier pointeur de la chaîne à insérer au premier élément de l’ancienne chaîne. (en rouge)</text:span></text:p>
          </draw:text-box>
        </draw:frame>
        <draw:frame draw:style-name="gr51" draw:text-style-name="P37" draw:layer="layout" svg:width="9.652cm" svg:height="4.553cm" svg:x="3.921cm" svg:y="12.703cm">
          <draw:text-box>
            <text:p><text:span text:style-name="T16">Nouvelle chaîne représentant les nouveaux arrivants dans la queue.</text:span></text:p>
          </draw:text-box>
        </draw:frame>
        <draw:frame draw:style-name="gr53" draw:text-style-name="P38" draw:layer="layout" svg:width="12.065cm" svg:height="2.641cm" svg:x="5.699cm" svg:y="14.843cm">
          <draw:text-box>
            <text:p><text:span text:style-name="T17">return newStart</text:span><text:span text:style-name="T16">, car il faut mettre à jour la localisation de la chaîne, le début s’est décalé vers l’arrière!</text:span></text:p>
          </draw:text-box>
        </draw:frame>
      </draw:page>
      <draw:page draw:name="page6" draw:style-name="dp1" draw:master-page-name="Default">
        <draw:frame draw:style-name="gr54" draw:text-style-name="P39" draw:layer="layout" svg:width="16.129cm" svg:height="1.27cm" svg:x="1.254cm" svg:y="2.143cm">
          <draw:text-box>
            <text:p><text:span text:style-name="T18">procedure removeLast(^TFile:debut,int n)</text:span></text:p>
          </draw:text-box>
        </draw:frame>
        <draw:custom-shape draw:style-name="gr55" draw:text-style-name="P7" xml:id="id71" draw:id="id71" draw:layer="layout" svg:width="2.286cm" svg:height="1.397cm" svg:x="3.159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7" xml:id="id70" draw:id="id70" draw:layer="layout" svg:width="0.381cm" svg:height="3.048cm" svg:x="1.762cm" svg:y="5.699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7" xml:id="id74" draw:id="id74" draw:layer="layout" svg:width="2.286cm" svg:height="1.397cm" svg:x="13.446cm" svg:y="3.5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7" xml:id="id73" draw:id="id73" draw:layer="layout" svg:width="2.286cm" svg:height="1.397cm" svg:x="10.017cm" svg:y="3.5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7" xml:id="id72" draw:id="id72" draw:layer="layout" svg:width="2.286cm" svg:height="1.397cm" svg:x="6.715cm" svg:y="3.54cm">
          <text:p/>
          <draw:enhanced-geometry svg:viewBox="0 0 21600 21600" draw:type="rectangle" draw:enhanced-path="M 0 0 L 21600 0 21600 21600 0 21600 0 0 Z N"/>
        </draw:custom-shape>
        <draw:connector draw:style-name="gr36" draw:text-style-name="P7" draw:layer="layout" draw:type="line" svg:x1="2.143cm" svg:y1="7.223cm" svg:x2="3.159cm" svg:y2="4.238cm" draw:start-shape="id70" draw:start-glue-point="1" draw:end-shape="id71" draw:end-glue-point="3" svg:d="M2143 7223l1016-2985" svg:viewBox="0 0 1017 2986">
          <text:p/>
        </draw:connector>
        <draw:connector draw:style-name="gr36" draw:text-style-name="P7" draw:layer="layout" draw:type="line" svg:x1="5.445cm" svg:y1="4.238cm" svg:x2="6.715cm" svg:y2="4.238cm" draw:start-shape="id71" draw:start-glue-point="1" draw:end-shape="id72" draw:end-glue-point="3" svg:d="M5445 4238h1270" svg:viewBox="0 0 1271 1">
          <text:p/>
        </draw:connector>
        <draw:connector draw:style-name="gr36" draw:text-style-name="P7" draw:layer="layout" draw:type="line" svg:x1="9.001cm" svg:y1="4.238cm" svg:x2="10.017cm" svg:y2="4.238cm" draw:start-shape="id72" draw:start-glue-point="1" draw:end-shape="id73" draw:end-glue-point="3" svg:d="M9001 4238h1016" svg:viewBox="0 0 1017 1">
          <text:p/>
        </draw:connector>
        <draw:connector draw:style-name="gr36" draw:text-style-name="P7" draw:layer="layout" draw:type="line" svg:x1="12.303cm" svg:y1="4.238cm" svg:x2="13.446cm" svg:y2="4.238cm" draw:start-shape="id73" draw:start-glue-point="1" draw:end-shape="id74" draw:end-glue-point="3" svg:d="M12303 4238h1143" svg:viewBox="0 0 1144 1">
          <text:p/>
        </draw:connector>
        <draw:frame draw:style-name="gr54" draw:text-style-name="P32" draw:layer="layout" svg:width="11.811cm" svg:height="1.27cm" svg:x="7.731cm" svg:y="5.699cm">
          <draw:text-box>
            <text:p><text:span text:style-name="T12">removeLast(debut, 2) </text:span><text:span text:style-name="T16">//On veut enlever les deux derniers.</text:span></text:p>
          </draw:text-box>
        </draw:frame>
        <draw:frame draw:style-name="gr54" draw:text-style-name="P39" draw:layer="layout" svg:width="16.129cm" svg:height="1.27cm" svg:x="1.255cm" svg:y="2.143cm">
          <draw:text-box>
            <text:p><text:span text:style-name="T18">procedure removeLast(^TFile:debut,int n)</text:span></text:p>
          </draw:text-box>
        </draw:frame>
        <draw:frame draw:style-name="gr54" draw:text-style-name="P32" draw:layer="layout" svg:width="2.032cm" svg:height="1.27cm" svg:x="0.873cm" svg:y="9.128cm">
          <draw:text-box>
            <text:p><text:span text:style-name="T12">debut</text:span></text:p>
          </draw:text-box>
        </draw:frame>
        <draw:custom-shape draw:style-name="gr55" draw:text-style-name="P7" xml:id="id77" draw:id="id77" draw:layer="layout" svg:width="2.286cm" svg:height="1.397cm" svg:x="3.286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7" xml:id="id75" draw:id="id75" draw:layer="layout" svg:width="0.381cm" svg:height="3.048cm" svg:x="4.175cm" svg:y="12.30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7" xml:id="id79" draw:id="id79" draw:layer="layout" svg:width="2.286cm" svg:height="1.397cm" svg:x="13.573cm" svg:y="10.01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7" xml:id="id76" draw:id="id76" draw:layer="layout" svg:width="2.286cm" svg:height="1.397cm" svg:x="10.144cm" svg:y="10.01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7" xml:id="id78" draw:id="id78" draw:layer="layout" svg:width="2.286cm" svg:height="1.397cm" svg:x="6.842cm" svg:y="10.017cm">
          <text:p/>
          <draw:enhanced-geometry svg:viewBox="0 0 21600 21600" draw:type="rectangle" draw:enhanced-path="M 0 0 L 21600 0 21600 21600 0 21600 0 0 Z N"/>
        </draw:custom-shape>
        <draw:connector draw:style-name="gr36" draw:text-style-name="P7" draw:layer="layout" draw:type="line" svg:x1="4.556cm" svg:y1="13.827cm" svg:x2="10.144cm" svg:y2="10.715cm" draw:start-shape="id75" draw:start-glue-point="1" draw:end-shape="id76" draw:end-glue-point="3" svg:d="M4556 13827l5588-3112" svg:viewBox="0 0 5589 3113">
          <text:p/>
        </draw:connector>
        <draw:connector draw:style-name="gr36" draw:text-style-name="P7" draw:layer="layout" draw:type="line" svg:x1="5.572cm" svg:y1="10.715cm" svg:x2="6.842cm" svg:y2="10.715cm" draw:start-shape="id77" draw:start-glue-point="1" draw:end-shape="id78" draw:end-glue-point="3" svg:d="M5572 10715h1270" svg:viewBox="0 0 1271 1">
          <text:p/>
        </draw:connector>
        <draw:connector draw:style-name="gr36" draw:text-style-name="P7" draw:layer="layout" draw:type="line" svg:x1="9.128cm" svg:y1="10.715cm" svg:x2="10.144cm" svg:y2="10.715cm" draw:start-shape="id78" draw:start-glue-point="1" draw:end-shape="id76" draw:end-glue-point="3" svg:d="M9128 10715h1016" svg:viewBox="0 0 1017 1">
          <text:p/>
        </draw:connector>
        <draw:connector draw:style-name="gr36" draw:text-style-name="P7" draw:layer="layout" draw:type="line" svg:x1="12.43cm" svg:y1="10.715cm" svg:x2="13.573cm" svg:y2="10.715cm" draw:start-shape="id76" draw:start-glue-point="1" draw:end-shape="id79" draw:end-glue-point="3" svg:d="M12430 10715h1143" svg:viewBox="0 0 1144 1">
          <text:p/>
        </draw:connector>
        <draw:frame draw:style-name="gr54" draw:text-style-name="P32" draw:layer="layout" svg:width="11.811cm" svg:height="1.27cm" svg:x="7.858cm" svg:y="12.176cm">
          <draw:text-box>
            <text:p><text:span text:style-name="T12">removeLast(debut, 2) </text:span><text:span text:style-name="T16">//On veut enlever les deux derniers.</text:span></text:p>
          </draw:text-box>
        </draw:frame>
        <draw:frame draw:style-name="gr54" draw:text-style-name="P32" draw:layer="layout" svg:width="2.54cm" svg:height="1.27cm" svg:x="3.159cm" svg:y="15.478cm">
          <draw:text-box>
            <text:p><text:span text:style-name="T12">location</text:span></text:p>
          </draw:text-box>
        </draw:frame>
        <draw:connector draw:style-name="gr36" draw:text-style-name="P7" draw:layer="layout" draw:type="line" svg:x1="1.836cm" svg:y1="10.708cm" svg:x2="3.286cm" svg:y2="10.715cm" draw:end-shape="id77" draw:end-glue-point="3" svg:d="M1836 10708l1450 7" svg:viewBox="0 0 1451 8">
          <text:p/>
        </draw:connector>
        <draw:custom-shape draw:style-name="gr55" draw:text-style-name="P7" xml:id="id82" draw:id="id82" draw:layer="layout" svg:width="2.286cm" svg:height="1.397cm" svg:x="3.413cm" svg:y="16.3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7" xml:id="id80" draw:id="id80" draw:layer="layout" svg:width="0.381cm" svg:height="3.048cm" svg:x="4.302cm" svg:y="18.65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7" xml:id="id81" draw:id="id81" draw:layer="layout" svg:width="2.286cm" svg:height="1.397cm" svg:x="13.7cm" svg:y="16.367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7" xml:id="id84" draw:id="id84" draw:layer="layout" svg:width="2.286cm" svg:height="1.397cm" svg:x="10.271cm" svg:y="16.36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7" xml:id="id83" draw:id="id83" draw:layer="layout" svg:width="2.286cm" svg:height="1.397cm" svg:x="6.969cm" svg:y="16.367cm">
          <text:p/>
          <draw:enhanced-geometry svg:viewBox="0 0 21600 21600" draw:type="rectangle" draw:enhanced-path="M 0 0 L 21600 0 21600 21600 0 21600 0 0 Z N"/>
        </draw:custom-shape>
        <draw:connector draw:style-name="gr59" draw:text-style-name="P7" draw:layer="layout" draw:type="line" svg:x1="4.683cm" svg:y1="20.177cm" svg:x2="13.7cm" svg:y2="17.065cm" draw:start-shape="id80" draw:start-glue-point="1" draw:end-shape="id81" draw:end-glue-point="3" svg:d="M4683 20177l9017-3112" svg:viewBox="0 0 9018 3113">
          <text:p/>
        </draw:connector>
        <draw:connector draw:style-name="gr36" draw:text-style-name="P7" draw:layer="layout" draw:type="line" svg:x1="5.699cm" svg:y1="17.065cm" svg:x2="6.969cm" svg:y2="17.065cm" draw:start-shape="id82" draw:start-glue-point="1" draw:end-shape="id83" draw:end-glue-point="3" svg:d="M5699 17065h1270" svg:viewBox="0 0 1271 1">
          <text:p/>
        </draw:connector>
        <draw:connector draw:style-name="gr36" draw:text-style-name="P7" draw:layer="layout" draw:type="line" svg:x1="9.255cm" svg:y1="17.065cm" svg:x2="10.271cm" svg:y2="17.065cm" draw:start-shape="id83" draw:start-glue-point="1" draw:end-shape="id84" draw:end-glue-point="3" svg:d="M9255 17065h1016" svg:viewBox="0 0 1017 1">
          <text:p/>
        </draw:connector>
        <draw:connector draw:style-name="gr59" draw:text-style-name="P7" draw:layer="layout" draw:type="line" svg:x1="12.557cm" svg:y1="17.065cm" svg:x2="13.7cm" svg:y2="17.065cm" draw:start-shape="id84" draw:start-glue-point="1" draw:end-shape="id81" draw:end-glue-point="3" svg:d="M12557 17065h1143" svg:viewBox="0 0 1144 1">
          <text:p/>
        </draw:connector>
        <draw:frame draw:style-name="gr54" draw:text-style-name="P32" draw:layer="layout" svg:width="11.811cm" svg:height="1.27cm" svg:x="7.985cm" svg:y="18.526cm">
          <draw:text-box>
            <text:p><text:span text:style-name="T12">removeLast(debut, 2) </text:span><text:span text:style-name="T16">//On veut enlever les deux derniers.</text:span></text:p>
          </draw:text-box>
        </draw:frame>
        <draw:frame draw:style-name="gr54" draw:text-style-name="P32" draw:layer="layout" svg:width="2.54cm" svg:height="1.27cm" svg:x="3.286cm" svg:y="21.828cm">
          <draw:text-box>
            <text:p><text:span text:style-name="T12">location</text:span></text:p>
          </draw:text-box>
        </draw:frame>
        <draw:connector draw:style-name="gr36" draw:text-style-name="P7" draw:layer="layout" draw:type="line" svg:x1="1.963cm" svg:y1="17.058cm" svg:x2="3.413cm" svg:y2="17.065cm" draw:end-shape="id82" draw:end-glue-point="3" svg:d="M1963 17058l1450 7" svg:viewBox="0 0 1451 8">
          <text:p/>
        </draw:connector>
        <draw:connector draw:style-name="gr59" draw:text-style-name="P7" draw:layer="layout" draw:type="line" svg:x1="4.683cm" svg:y1="20.177cm" svg:x2="10.271cm" svg:y2="17.065cm" draw:start-shape="id80" draw:start-glue-point="1" draw:end-shape="id84" draw:end-glue-point="3" svg:d="M4683 20177l5588-3112" svg:viewBox="0 0 5589 3113">
          <text:p/>
        </draw:connector>
        <draw:frame draw:style-name="gr60" draw:text-style-name="P32" draw:layer="layout" svg:width="11.811cm" svg:height="1.685cm" svg:x="7.858cm" svg:y="13.446cm">
          <draw:text-box>
            <text:p><text:span text:style-name="T12">RemoveLast </text:span><text:span text:style-name="T16">récupère la taille de la file, et se place récursivement à l’endroit à partir duquel on veut supprimer tous les éléments.</text:span></text:p>
          </draw:text-box>
        </draw:frame>
        <draw:frame draw:style-name="gr60" draw:text-style-name="P37" draw:layer="layout" svg:width="11.811cm" svg:height="1.685cm" svg:x="8.239cm" svg:y="19.923cm">
          <draw:text-box>
            <text:p><text:span text:style-name="T16">On désalloue la mémoire occupée par la sous-chaîne que l’on veut supprimer, location finit par pointer sur null.</text:span></text:p>
          </draw:text-box>
        </draw:frame>
        <draw:connector draw:style-name="gr59" draw:text-style-name="P7" draw:layer="layout" draw:type="line" svg:x1="15.986cm" svg:y1="17.13cm" svg:x2="17.891cm" svg:y2="17.129cm" draw:end-shape="id85" draw:end-glue-point="3" svg:d="M15986 17130l1905-1" svg:viewBox="0 0 1906 2">
          <text:p/>
        </draw:connector>
        <draw:frame draw:style-name="gr61" draw:text-style-name="P32" xml:id="id85" draw:id="id85" draw:layer="layout" svg:width="1.778cm" svg:height="0.762cm" svg:x="17.891cm" svg:y="16.748cm">
          <draw:text-box>
            <text:p><text:span text:style-name="T12">NULL</text:span></text:p>
          </draw:text-box>
        </draw:frame>
        <draw:connector draw:style-name="gr59" draw:text-style-name="P7" draw:layer="layout" draw:type="line" svg:x1="4.683cm" svg:y1="20.178cm" svg:x2="10.271cm" svg:y2="17.066cm" svg:d="M4683 20178l5588-3112" svg:viewBox="0 0 5589 3113">
          <text:p/>
        </draw:connector>
        <draw:connector draw:style-name="gr59" draw:text-style-name="P7" draw:layer="layout" draw:type="line" svg:x1="15.859cm" svg:y1="10.78cm" svg:x2="17.764cm" svg:y2="10.779cm" draw:end-shape="id86" draw:end-glue-point="3" svg:d="M15859 10780l1905-1" svg:viewBox="0 0 1906 2">
          <text:p/>
        </draw:connector>
        <draw:frame draw:style-name="gr61" draw:text-style-name="P32" xml:id="id86" draw:id="id86" draw:layer="layout" svg:width="1.778cm" svg:height="0.762cm" svg:x="17.764cm" svg:y="10.398cm">
          <draw:text-box>
            <text:p><text:span text:style-name="T12">NULL</text:span></text:p>
          </draw:text-box>
        </draw:frame>
        <draw:connector draw:style-name="gr59" draw:text-style-name="P7" draw:layer="layout" draw:type="line" svg:x1="15.732cm" svg:y1="4.303cm" svg:x2="17.637cm" svg:y2="4.302cm" draw:end-shape="id87" draw:end-glue-point="3" svg:d="M15732 4303l1905-1" svg:viewBox="0 0 1906 2">
          <text:p/>
        </draw:connector>
        <draw:frame draw:style-name="gr61" draw:text-style-name="P32" xml:id="id87" draw:id="id87" draw:layer="layout" svg:width="1.778cm" svg:height="0.762cm" svg:x="17.637cm" svg:y="3.921cm">
          <draw:text-box>
            <text:p><text:span text:style-name="T12">NULL</text:span></text:p>
          </draw:text-box>
        </draw:frame>
        <draw:connector draw:style-name="gr59" draw:text-style-name="P7" draw:layer="layout" draw:type="line" svg:x1="4.81cm" svg:y1="20.178cm" svg:x2="6.715cm" svg:y2="20.177cm" draw:end-shape="id88" draw:end-glue-point="3" svg:d="M4810 20178l1905-1" svg:viewBox="0 0 1906 2">
          <text:p/>
        </draw:connector>
        <draw:frame draw:style-name="gr61" draw:text-style-name="P32" xml:id="id88" draw:id="id88" draw:layer="layout" svg:width="1.778cm" svg:height="0.762cm" svg:x="6.715cm" svg:y="19.796cm">
          <draw:text-box>
            <text:p><text:span text:style-name="T12">NULL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3" svg:font-family="'Liberation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="Arrow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3.4.2$Windows_X86_64 LibreOffice_project/60da17e045e08f1793c57c00ba83cdfce946d0aa</meta:generator>
    <dc:date>2020-03-26T19:36:33.719000000</dc:date>
    <meta:editing-duration>PT27M58S</meta:editing-duration>
    <meta:editing-cycles>9</meta:editing-cycles>
    <meta:document-statistic meta:object-count="225"/>
  </office:meta>
</office:document-meta>
</file>